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33ff99" style:diagonal-bl-tr="none" style:diagonal-tl-br="none" fo:border="0.06pt solid #000000" fo:padding="0.71mm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background-color="transparent" fo:padding="0.71mm"/>
    </style:style>
    <style:style style:name="ce7" style:family="table-cell" style:parent-style-name="Default">
      <style:table-cell-properties fo:background-color="#ffff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5">
      <style:table-cell-properties fo:background-color="#33ff99" style:diagonal-bl-tr="none" style:diagonal-tl-br="none" fo:border="0.06pt solid #000000" fo:padding="0.71mm" style:rotation-align="none"/>
    </style:style>
    <style:style style:name="ce9" style:family="table-cell" style:parent-style-name="Default">
      <style:table-cell-properties fo:background-color="#fff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ackground-color="#fffb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edcc6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bce4e5" style:diagonal-bl-tr="none" style:diagonal-tl-br="none" fo:border="0.06pt solid #000000" fo:padding="0.71mm" style:rotation-align="none"/>
    </style:style>
    <style:style style:name="ce14" style:family="table-cell" style:parent-style-name="Default">
      <style:table-cell-properties style:glyph-orientation-vertical="0" fo:background-color="#e0efd4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e0efd4" style:diagonal-bl-tr="none" style:diagonal-tl-br="none" fo:border="0.06pt solid #000000" fo:padding="0.71mm" style:rotation-align="none"/>
    </style:style>
    <style:style style:name="ce17" style:family="table-cell" style:parent-style-name="Default">
      <style:table-cell-properties fo:background-color="#fffb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15">
      <style:table-cell-properties fo:background-color="#fedcc6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57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общ пост1</text:p>
          </table:table-cell>
          <table:table-cell table:style-name="ce1" office:value-type="string" calcext:value-type="string">
            <text:p>общ пост2</text:p>
          </table:table-cell>
          <table:table-cell table:style-name="ce1" office:value-type="string" calcext:value-type="string">
            <text:p>общ пост3</text:p>
          </table:table-cell>
          <table:table-cell table:style-name="ce1" office:value-type="string" calcext:value-type="string">
            <text:p>общ пост4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7" office:value-type="string" calcext:value-type="string">
            <text:p>λ</text:p>
          </table:table-cell>
          <table:table-cell table:style-name="ce7" office:value-type="string" calcext:value-type="string">
            <text:p>λ0</text:p>
          </table:table-cell>
          <table:table-cell table:number-columns-repeated="3"/>
          <table:table-cell table:style-name="ce9" office:value-type="string" calcext:value-type="string">
            <text:p>разд пост</text:p>
          </table:table-cell>
          <table:table-cell table:style-name="ce9" office:value-type="string" calcext:value-type="string">
            <text:p>общ замещ</text:p>
          </table:table-cell>
          <table:table-cell table:style-name="ce9" office:value-type="string" calcext:value-type="string">
            <text:p>разд замещ</text:p>
          </table:table-cell>
          <table:table-cell table:number-columns-repeated="100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POWER(1-(1-EXP(-[.$J$2]*[.A2]));2)" office:value-type="float" office:value="1" calcext:value-type="float">
            <text:p>1</text:p>
          </table:table-cell>
          <table:table-cell table:style-name="ce5" table:formula="of:=POWER(1-(1-EXP(-[.$J$2]*[.A2]));3)" office:value-type="float" office:value="1" calcext:value-type="float">
            <text:p>1</text:p>
          </table:table-cell>
          <table:table-cell table:style-name="ce5" table:formula="of:=POWER(1-(1-EXP(-[.$J$2]*[.A2]));4)" office:value-type="float" office:value="1" calcext:value-type="float">
            <text:p>1</text:p>
          </table:table-cell>
          <table:table-cell table:style-name="ce5" table:formula="of:=POWER(1-(1-EXP(-[.$J$2]*[.A2]));5)" office:value-type="float" office:value="1" calcext:value-type="float">
            <text:p>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0.007" calcext:value-type="float">
            <text:p>0,007</text:p>
          </table:table-cell>
          <table:table-cell table:style-name="ce8" table:formula="of:=[.I2]*6" office:value-type="float" office:value="0.042" calcext:value-type="float">
            <text:p>0,042</text:p>
          </table:table-cell>
          <table:table-cell table:number-columns-repeated="3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POWER(1-(1-EXP(-[.$J$2]*[.A3]));2)" office:value-type="float" office:value="0.845353834684659" calcext:value-type="float">
            <text:p>0,845353834684659</text:p>
          </table:table-cell>
          <table:table-cell table:style-name="ce5" table:formula="of:=POWER(1-(1-EXP(-[.$J$2]*[.A3]));3)" office:value-type="float" office:value="0.777244738068946" calcext:value-type="float">
            <text:p>0,777244738068946</text:p>
          </table:table-cell>
          <table:table-cell table:style-name="ce5" table:formula="of:=POWER(1-(1-EXP(-[.$J$2]*[.A3]));4)" office:value-type="float" office:value="0.714623105816057" calcext:value-type="float">
            <text:p>0,714623105816057</text:p>
          </table:table-cell>
          <table:table-cell table:style-name="ce5" table:formula="of:=POWER(1-(1-EXP(-[.$J$2]*[.A3]));5)" office:value-type="float" office:value="0.657046819815057" calcext:value-type="float">
            <text:p>0,657046819815057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formula="of:=POWER(1-(1-EXP(-[.$J$2]*[.A4]));2)" office:value-type="float" office:value="0.714623105816057" calcext:value-type="float">
            <text:p>0,714623105816057</text:p>
          </table:table-cell>
          <table:table-cell table:style-name="ce5" table:formula="of:=POWER(1-(1-EXP(-[.$J$2]*[.A4]));3)" office:value-type="float" office:value="0.604109382855865" calcext:value-type="float">
            <text:p>0,604109382855865</text:p>
          </table:table-cell>
          <table:table-cell table:style-name="ce5" table:formula="of:=POWER(1-(1-EXP(-[.$J$2]*[.A4]));4)" office:value-type="float" office:value="0.510686183366188" calcext:value-type="float">
            <text:p>0,510686183366188</text:p>
          </table:table-cell>
          <table:table-cell table:style-name="ce5" table:formula="of:=POWER(1-(1-EXP(-[.$J$2]*[.A4]));5)" office:value-type="float" office:value="0.43171052342908" calcext:value-type="float">
            <text:p>0,4317105234290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formula="of:=POWER(1-(1-EXP(-[.$J$2]*[.A5]));2)" office:value-type="float" office:value="0.604109382855865" calcext:value-type="float">
            <text:p>0,604109382855865</text:p>
          </table:table-cell>
          <table:table-cell table:style-name="ce5" table:formula="of:=POWER(1-(1-EXP(-[.$J$2]*[.A5]));3)" office:value-type="float" office:value="0.469540839042799" calcext:value-type="float">
            <text:p>0,469540839042799</text:p>
          </table:table-cell>
          <table:table-cell table:style-name="ce5" table:formula="of:=POWER(1-(1-EXP(-[.$J$2]*[.A5]));4)" office:value-type="float" office:value="0.364948146454494" calcext:value-type="float">
            <text:p>0,364948146454494</text:p>
          </table:table-cell>
          <table:table-cell table:style-name="ce5" table:formula="of:=POWER(1-(1-EXP(-[.$J$2]*[.A5]));5)" office:value-type="float" office:value="0.28365402649977" calcext:value-type="float">
            <text:p>0,2836540264997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formula="of:=POWER(1-(1-EXP(-[.$J$2]*[.A6]));2)" office:value-type="float" office:value="0.510686183366188" calcext:value-type="float">
            <text:p>0,510686183366188</text:p>
          </table:table-cell>
          <table:table-cell table:style-name="ce5" table:formula="of:=POWER(1-(1-EXP(-[.$J$2]*[.A6]));3)" office:value-type="float" office:value="0.364948146454494" calcext:value-type="float">
            <text:p>0,364948146454494</text:p>
          </table:table-cell>
          <table:table-cell table:style-name="ce5" table:formula="of:=POWER(1-(1-EXP(-[.$J$2]*[.A6]));4)" office:value-type="float" office:value="0.260800377881124" calcext:value-type="float">
            <text:p>0,260800377881124</text:p>
          </table:table-cell>
          <table:table-cell table:style-name="ce5" table:formula="of:=POWER(1-(1-EXP(-[.$J$2]*[.A6]));5)" office:value-type="float" office:value="0.18637397603941" calcext:value-type="float">
            <text:p>0,18637397603941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formula="of:=POWER(1-(1-EXP(-[.$J$2]*[.A7]));2)" office:value-type="float" office:value="0.43171052342908" calcext:value-type="float">
            <text:p>0,43171052342908</text:p>
          </table:table-cell>
          <table:table-cell table:style-name="ce5" table:formula="of:=POWER(1-(1-EXP(-[.$J$2]*[.A7]));3)" office:value-type="float" office:value="0.28365402649977" calcext:value-type="float">
            <text:p>0,28365402649977</text:p>
          </table:table-cell>
          <table:table-cell table:style-name="ce5" table:formula="of:=POWER(1-(1-EXP(-[.$J$2]*[.A7]));4)" office:value-type="float" office:value="0.18637397603941" calcext:value-type="float">
            <text:p>0,18637397603941</text:p>
          </table:table-cell>
          <table:table-cell table:style-name="ce5" table:formula="of:=POWER(1-(1-EXP(-[.$J$2]*[.A7]));5)" office:value-type="float" office:value="0.122456428252982" calcext:value-type="float">
            <text:p>0,122456428252982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formula="of:=POWER(1-(1-EXP(-[.$J$2]*[.A8]));2)" office:value-type="float" office:value="0.364948146454494" calcext:value-type="float">
            <text:p>0,364948146454494</text:p>
          </table:table-cell>
          <table:table-cell table:style-name="ce5" table:formula="of:=POWER(1-(1-EXP(-[.$J$2]*[.A8]));3)" office:value-type="float" office:value="0.220468599529016" calcext:value-type="float">
            <text:p>0,220468599529016</text:p>
          </table:table-cell>
          <table:table-cell table:style-name="ce5" table:formula="of:=POWER(1-(1-EXP(-[.$J$2]*[.A8]));4)" office:value-type="float" office:value="0.133187149600571" calcext:value-type="float">
            <text:p>0,133187149600571</text:p>
          </table:table-cell>
          <table:table-cell table:style-name="ce5" table:formula="of:=POWER(1-(1-EXP(-[.$J$2]*[.A8]));5)" office:value-type="float" office:value="0.0804596067495324" calcext:value-type="float">
            <text:p>0,080459606749532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formula="of:=POWER(1-(1-EXP(-[.$J$2]*[.A9]));2)" office:value-type="float" office:value="0.308510315066365" calcext:value-type="float">
            <text:p>0,308510315066365</text:p>
          </table:table-cell>
          <table:table-cell table:style-name="ce5" table:formula="of:=POWER(1-(1-EXP(-[.$J$2]*[.A9]));3)" office:value-type="float" office:value="0.171358058893357" calcext:value-type="float">
            <text:p>0,171358058893357</text:p>
          </table:table-cell>
          <table:table-cell table:style-name="ce5" table:formula="of:=POWER(1-(1-EXP(-[.$J$2]*[.A9]));4)" office:value-type="float" office:value="0.0951786145023476" calcext:value-type="float">
            <text:p>0,095178614502348</text:p>
          </table:table-cell>
          <table:table-cell table:style-name="ce5" table:formula="of:=POWER(1-(1-EXP(-[.$J$2]*[.A9]));5)" office:value-type="float" office:value="0.0528657287383504" calcext:value-type="float">
            <text:p>0,0528657287383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formula="of:=POWER(1-(1-EXP(-[.$J$2]*[.A10]));2)" office:value-type="float" office:value="0.260800377881124" calcext:value-type="float">
            <text:p>0,260800377881124</text:p>
          </table:table-cell>
          <table:table-cell table:style-name="ce5" table:formula="of:=POWER(1-(1-EXP(-[.$J$2]*[.A10]));3)" office:value-type="float" office:value="0.133187149600571" calcext:value-type="float">
            <text:p>0,133187149600571</text:p>
          </table:table-cell>
          <table:table-cell table:style-name="ce5" table:formula="of:=POWER(1-(1-EXP(-[.$J$2]*[.A10]));4)" office:value-type="float" office:value="0.0680168371029369" calcext:value-type="float">
            <text:p>0,068016837102937</text:p>
          </table:table-cell>
          <table:table-cell table:style-name="ce5" table:formula="of:=POWER(1-(1-EXP(-[.$J$2]*[.A10]));5)" office:value-type="float" office:value="0.0347352589447386" calcext:value-type="float">
            <text:p>0,03473525894473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formula="of:=POWER(1-(1-EXP(-[.$J$2]*[.A11]));2)" office:value-type="float" office:value="0.220468599529016" calcext:value-type="float">
            <text:p>0,220468599529016</text:p>
          </table:table-cell>
          <table:table-cell table:style-name="ce5" table:formula="of:=POWER(1-(1-EXP(-[.$J$2]*[.A11]));3)" office:value-type="float" office:value="0.103519011205445" calcext:value-type="float">
            <text:p>0,103519011205445</text:p>
          </table:table-cell>
          <table:table-cell table:style-name="ce5" table:formula="of:=POWER(1-(1-EXP(-[.$J$2]*[.A11]));4)" office:value-type="float" office:value="0.0486064033782856" calcext:value-type="float">
            <text:p>0,048606403378286</text:p>
          </table:table-cell>
          <table:table-cell table:style-name="ce5" table:formula="of:=POWER(1-(1-EXP(-[.$J$2]*[.A11]));5)" office:value-type="float" office:value="0.022822691425093" calcext:value-type="float">
            <text:p>0,022822691425093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formula="of:=POWER(1-(1-EXP(-[.$J$2]*[.A12]));2)" office:value-type="float" office:value="0.18637397603941" calcext:value-type="float">
            <text:p>0,18637397603941</text:p>
          </table:table-cell>
          <table:table-cell table:style-name="ce5" table:formula="of:=POWER(1-(1-EXP(-[.$J$2]*[.A12]));3)" office:value-type="float" office:value="0.0804596067495324" calcext:value-type="float">
            <text:p>0,080459606749533</text:p>
          </table:table-cell>
          <table:table-cell table:style-name="ce5" table:formula="of:=POWER(1-(1-EXP(-[.$J$2]*[.A12]));4)" office:value-type="float" office:value="0.0347352589447386" calcext:value-type="float">
            <text:p>0,034735258944739</text:p>
          </table:table-cell>
          <table:table-cell table:style-name="ce5" table:formula="of:=POWER(1-(1-EXP(-[.$J$2]*[.A12]));5)" office:value-type="float" office:value="0.0149955768204777" calcext:value-type="float">
            <text:p>0,014995576820478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formula="of:=POWER(1-(1-EXP(-[.$J$2]*[.A13]));2)" office:value-type="float" office:value="0.157551955330342" calcext:value-type="float">
            <text:p>0,157551955330342</text:p>
          </table:table-cell>
          <table:table-cell table:style-name="ce5" table:formula="of:=POWER(1-(1-EXP(-[.$J$2]*[.A13]));3)" office:value-type="float" office:value="0.0625368059731707" calcext:value-type="float">
            <text:p>0,062536805973171</text:p>
          </table:table-cell>
          <table:table-cell table:style-name="ce5" table:formula="of:=POWER(1-(1-EXP(-[.$J$2]*[.A13]));4)" office:value-type="float" office:value="0.024822618628414" calcext:value-type="float">
            <text:p>0,024822618628414</text:p>
          </table:table-cell>
          <table:table-cell table:style-name="ce5" table:formula="of:=POWER(1-(1-EXP(-[.$J$2]*[.A13]));5)" office:value-type="float" office:value="0.00985279606118725" calcext:value-type="float">
            <text:p>0,009852796061187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formula="of:=POWER(1-(1-EXP(-[.$J$2]*[.A14]));2)" office:value-type="float" office:value="0.133187149600571" calcext:value-type="float">
            <text:p>0,133187149600571</text:p>
          </table:table-cell>
          <table:table-cell table:style-name="ce5" table:formula="of:=POWER(1-(1-EXP(-[.$J$2]*[.A14]));3)" office:value-type="float" office:value="0.0486064033782856" calcext:value-type="float">
            <text:p>0,048606403378286</text:p>
          </table:table-cell>
          <table:table-cell table:style-name="ce5" table:formula="of:=POWER(1-(1-EXP(-[.$J$2]*[.A14]));4)" office:value-type="float" office:value="0.0177388168187248" calcext:value-type="float">
            <text:p>0,017738816818725</text:p>
          </table:table-cell>
          <table:table-cell table:style-name="ce5" table:formula="of:=POWER(1-(1-EXP(-[.$J$2]*[.A14]));5)" office:value-type="float" office:value="0.0064737483182894" calcext:value-type="float">
            <text:p>0,00647374831828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formula="of:=POWER(1-(1-EXP(-[.$J$2]*[.A15]));2)" office:value-type="float" office:value="0.112590267645562" calcext:value-type="float">
            <text:p>0,112590267645562</text:p>
          </table:table-cell>
          <table:table-cell table:style-name="ce5" table:formula="of:=POWER(1-(1-EXP(-[.$J$2]*[.A15]));3)" office:value-type="float" office:value="0.0377790712622291" calcext:value-type="float">
            <text:p>0,037779071262229</text:p>
          </table:table-cell>
          <table:table-cell table:style-name="ce5" table:formula="of:=POWER(1-(1-EXP(-[.$J$2]*[.A15]));4)" office:value-type="float" office:value="0.0126765683684992" calcext:value-type="float">
            <text:p>0,012676568368499</text:p>
          </table:table-cell>
          <table:table-cell table:style-name="ce5" table:formula="of:=POWER(1-(1-EXP(-[.$J$2]*[.A15]));5)" office:value-type="float" office:value="0.00425355574481513" calcext:value-type="float">
            <text:p>0,00425355574481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formula="of:=POWER(1-(1-EXP(-[.$J$2]*[.A16]));2)" office:value-type="float" office:value="0.0951786145023476" calcext:value-type="float">
            <text:p>0,095178614502348</text:p>
          </table:table-cell>
          <table:table-cell table:style-name="ce5" table:formula="of:=POWER(1-(1-EXP(-[.$J$2]*[.A16]));3)" office:value-type="float" office:value="0.0293635843476993" calcext:value-type="float">
            <text:p>0,029363584347699</text:p>
          </table:table-cell>
          <table:table-cell table:style-name="ce5" table:formula="of:=POWER(1-(1-EXP(-[.$J$2]*[.A16]));4)" office:value-type="float" office:value="0.00905896865858649" calcext:value-type="float">
            <text:p>0,009058968658586</text:p>
          </table:table-cell>
          <table:table-cell table:style-name="ce5" table:formula="of:=POWER(1-(1-EXP(-[.$J$2]*[.A16]));5)" office:value-type="float" office:value="0.00279478527503684" calcext:value-type="float">
            <text:p>0,002794785275037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formula="of:=POWER(1-(1-EXP(-[.$J$2]*[.A17]));2)" office:value-type="float" office:value="0.0804596067495325" calcext:value-type="float">
            <text:p>0,080459606749533</text:p>
          </table:table-cell>
          <table:table-cell table:style-name="ce5" table:formula="of:=POWER(1-(1-EXP(-[.$J$2]*[.A17]));3)" office:value-type="float" office:value="0.022822691425093" calcext:value-type="float">
            <text:p>0,022822691425093</text:p>
          </table:table-cell>
          <table:table-cell table:style-name="ce5" table:formula="of:=POWER(1-(1-EXP(-[.$J$2]*[.A17]));4)" office:value-type="float" office:value="0.00647374831828941" calcext:value-type="float">
            <text:p>0,006473748318289</text:p>
          </table:table-cell>
          <table:table-cell table:style-name="ce5" table:formula="of:=POWER(1-(1-EXP(-[.$J$2]*[.A17]));5)" office:value-type="float" office:value="0.00183630477702891" calcext:value-type="float">
            <text:p>0,00183630477702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formula="of:=POWER(1-(1-EXP(-[.$J$2]*[.A18]));2)" office:value-type="float" office:value="0.0680168371029369" calcext:value-type="float">
            <text:p>0,068016837102937</text:p>
          </table:table-cell>
          <table:table-cell table:style-name="ce5" table:formula="of:=POWER(1-(1-EXP(-[.$J$2]*[.A18]));3)" office:value-type="float" office:value="0.0177388168187248" calcext:value-type="float">
            <text:p>0,017738816818725</text:p>
          </table:table-cell>
          <table:table-cell table:style-name="ce5" table:formula="of:=POWER(1-(1-EXP(-[.$J$2]*[.A18]));4)" office:value-type="float" office:value="0.00462629012948745" calcext:value-type="float">
            <text:p>0,004626290129487</text:p>
          </table:table-cell>
          <table:table-cell table:style-name="ce5" table:formula="of:=POWER(1-(1-EXP(-[.$J$2]*[.A18]));5)" office:value-type="float" office:value="0.00120653821395804" calcext:value-type="float">
            <text:p>0,001206538213958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table:formula="of:=POWER(1-(1-EXP(-[.$J$2]*[.A19]));2)" office:value-type="float" office:value="0.0574982940680895" calcext:value-type="float">
            <text:p>0,05749829406809</text:p>
          </table:table-cell>
          <table:table-cell table:style-name="ce5" table:formula="of:=POWER(1-(1-EXP(-[.$J$2]*[.A19]));3)" office:value-type="float" office:value="0.0137874020319227" calcext:value-type="float">
            <text:p>0,013787402031923</text:p>
          </table:table-cell>
          <table:table-cell table:style-name="ce5" table:formula="of:=POWER(1-(1-EXP(-[.$J$2]*[.A19]));4)" office:value-type="float" office:value="0.00330605382074049" calcext:value-type="float">
            <text:p>0,003306053820741</text:p>
          </table:table-cell>
          <table:table-cell table:style-name="ce5" table:formula="of:=POWER(1-(1-EXP(-[.$J$2]*[.A19]));5)" office:value-type="float" office:value="0.000792752096466468" calcext:value-type="float">
            <text:p>0,000792752096466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table:formula="of:=POWER(1-(1-EXP(-[.$J$2]*[.A20]));2)" office:value-type="float" office:value="0.0486064033782856" calcext:value-type="float">
            <text:p>0,048606403378286</text:p>
          </table:table-cell>
          <table:table-cell table:style-name="ce5" table:formula="of:=POWER(1-(1-EXP(-[.$J$2]*[.A20]));3)" office:value-type="float" office:value="0.010716185680953" calcext:value-type="float">
            <text:p>0,010716185680953</text:p>
          </table:table-cell>
          <table:table-cell table:style-name="ce5" table:formula="of:=POWER(1-(1-EXP(-[.$J$2]*[.A20]));4)" office:value-type="float" office:value="0.00236258244937261" calcext:value-type="float">
            <text:p>0,002362582449373</text:p>
          </table:table-cell>
          <table:table-cell table:style-name="ce5" table:formula="of:=POWER(1-(1-EXP(-[.$J$2]*[.A20]));5)" office:value-type="float" office:value="0.000520875243885012" calcext:value-type="float">
            <text:p>0,00052087524388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formula="of:=POWER(1-(1-EXP(-[.$J$2]*[.A21]));2)" office:value-type="float" office:value="0.0410896094860631" calcext:value-type="float">
            <text:p>0,041089609486063</text:p>
          </table:table-cell>
          <table:table-cell table:style-name="ce5" table:formula="of:=POWER(1-(1-EXP(-[.$J$2]*[.A21]));3)" office:value-type="float" office:value="0.00832909893269054" calcext:value-type="float">
            <text:p>0,008329098932691</text:p>
          </table:table-cell>
          <table:table-cell table:style-name="ce5" table:formula="of:=POWER(1-(1-EXP(-[.$J$2]*[.A21]));4)" office:value-type="float" office:value="0.00168835600771716" calcext:value-type="float">
            <text:p>0,001688356007717</text:p>
          </table:table-cell>
          <table:table-cell table:style-name="ce5" table:formula="of:=POWER(1-(1-EXP(-[.$J$2]*[.A21]));5)" office:value-type="float" office:value="0.000342239422515039" calcext:value-type="float">
            <text:p>0,00034223942251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table:formula="of:=POWER(1-(1-EXP(-[.$J$2]*[.A22]));2)" office:value-type="float" office:value="0.0347352589447386" calcext:value-type="float">
            <text:p>0,034735258944739</text:p>
          </table:table-cell>
          <table:table-cell table:style-name="ce5" table:formula="of:=POWER(1-(1-EXP(-[.$J$2]*[.A22]));3)" office:value-type="float" office:value="0.00647374831828941" calcext:value-type="float">
            <text:p>0,006473748318289</text:p>
          </table:table-cell>
          <table:table-cell table:style-name="ce5" table:formula="of:=POWER(1-(1-EXP(-[.$J$2]*[.A22]));4)" office:value-type="float" office:value="0.00120653821395804" calcext:value-type="float">
            <text:p>0,001206538213958</text:p>
          </table:table-cell>
          <table:table-cell table:style-name="ce5" table:formula="of:=POWER(1-(1-EXP(-[.$J$2]*[.A22]));5)" office:value-type="float" office:value="0.000224867324178848" calcext:value-type="float">
            <text:p>0,00022486732417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table:formula="of:=POWER(1-(1-EXP(-[.$J$2]*[.A23]));2)" office:value-type="float" office:value="0.0293635843476993" calcext:value-type="float">
            <text:p>0,029363584347699</text:p>
          </table:table-cell>
          <table:table-cell table:style-name="ce5" table:formula="of:=POWER(1-(1-EXP(-[.$J$2]*[.A23]));3)" office:value-type="float" office:value="0.00503168681597313" calcext:value-type="float">
            <text:p>0,005031686815973</text:p>
          </table:table-cell>
          <table:table-cell table:style-name="ce5" table:formula="of:=POWER(1-(1-EXP(-[.$J$2]*[.A23]));4)" office:value-type="float" office:value="0.000862220085744454" calcext:value-type="float">
            <text:p>0,000862220085744</text:p>
          </table:table-cell>
          <table:table-cell table:style-name="ce5" table:formula="of:=POWER(1-(1-EXP(-[.$J$2]*[.A23]));5)" office:value-type="float" office:value="0.000147748360232034" calcext:value-type="float">
            <text:p>0,000147748360232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table:formula="of:=POWER(1-(1-EXP(-[.$J$2]*[.A24]));2)" office:value-type="float" office:value="0.0248226186284141" calcext:value-type="float">
            <text:p>0,024822618628414</text:p>
          </table:table-cell>
          <table:table-cell table:style-name="ce5" table:formula="of:=POWER(1-(1-EXP(-[.$J$2]*[.A24]));3)" office:value-type="float" office:value="0.00391085210132601" calcext:value-type="float">
            <text:p>0,003910852101326</text:p>
          </table:table-cell>
          <table:table-cell table:style-name="ce5" table:formula="of:=POWER(1-(1-EXP(-[.$J$2]*[.A24]));4)" office:value-type="float" office:value="0.000616162395571689" calcext:value-type="float">
            <text:p>0,000616162395572</text:p>
          </table:table-cell>
          <table:table-cell table:style-name="ce5" table:formula="of:=POWER(1-(1-EXP(-[.$J$2]*[.A24]));5)" office:value-type="float" office:value="0.0000970775902233472" calcext:value-type="float">
            <text:p>9,70775902233472E-0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table:formula="of:=POWER(1-(1-EXP(-[.$J$2]*[.A25]));2)" office:value-type="float" office:value="0.0209838958444447" calcext:value-type="float">
            <text:p>0,020983895844445</text:p>
          </table:table-cell>
          <table:table-cell table:style-name="ce5" table:formula="of:=POWER(1-(1-EXP(-[.$J$2]*[.A25]));3)" office:value-type="float" office:value="0.00303968921712152" calcext:value-type="float">
            <text:p>0,003039689217122</text:p>
          </table:table-cell>
          <table:table-cell table:style-name="ce5" table:formula="of:=POWER(1-(1-EXP(-[.$J$2]*[.A25]));4)" office:value-type="float" office:value="0.000440323884810502" calcext:value-type="float">
            <text:p>0,000440323884811</text:p>
          </table:table-cell>
          <table:table-cell table:style-name="ce5" table:formula="of:=POWER(1-(1-EXP(-[.$J$2]*[.A25]));5)" office:value-type="float" office:value="0.0000637845219315595" calcext:value-type="float">
            <text:p>6,37845219315595E-0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table:formula="of:=POWER(1-(1-EXP(-[.$J$2]*[.A26]));2)" office:value-type="float" office:value="0.0177388168187248" calcext:value-type="float">
            <text:p>0,017738816818725</text:p>
          </table:table-cell>
          <table:table-cell table:style-name="ce5" table:formula="of:=POWER(1-(1-EXP(-[.$J$2]*[.A26]));3)" office:value-type="float" office:value="0.00236258244937261" calcext:value-type="float">
            <text:p>0,002362582449373</text:p>
          </table:table-cell>
          <table:table-cell table:style-name="ce5" table:formula="of:=POWER(1-(1-EXP(-[.$J$2]*[.A26]));4)" office:value-type="float" office:value="0.000314665622128272" calcext:value-type="float">
            <text:p>0,000314665622128</text:p>
          </table:table-cell>
          <table:table-cell table:style-name="ce5" table:formula="of:=POWER(1-(1-EXP(-[.$J$2]*[.A26]));5)" office:value-type="float" office:value="0.0000419094172885548" calcext:value-type="float">
            <text:p>4,19094172885548E-0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table:formula="of:=POWER(1-(1-EXP(-[.$J$2]*[.A27]));2)" office:value-type="float" office:value="0.0149955768204777" calcext:value-type="float">
            <text:p>0,014995576820478</text:p>
          </table:table-cell>
          <table:table-cell table:style-name="ce5" table:formula="of:=POWER(1-(1-EXP(-[.$J$2]*[.A27]));3)" office:value-type="float" office:value="0.0018363047770289" calcext:value-type="float">
            <text:p>0,001836304777029</text:p>
          </table:table-cell>
          <table:table-cell table:style-name="ce5" table:formula="of:=POWER(1-(1-EXP(-[.$J$2]*[.A27]));4)" office:value-type="float" office:value="0.000224867324178848" calcext:value-type="float">
            <text:p>0,000224867324179</text:p>
          </table:table-cell>
          <table:table-cell table:style-name="ce5" table:formula="of:=POWER(1-(1-EXP(-[.$J$2]*[.A27]));5)" office:value-type="float" office:value="0.0000275364493497471" calcext:value-type="float">
            <text:p>2,75364493497471E-0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table:formula="of:=POWER(1-(1-EXP(-[.$J$2]*[.A28]));2)" office:value-type="float" office:value="0.0126765683684992" calcext:value-type="float">
            <text:p>0,012676568368499</text:p>
          </table:table-cell>
          <table:table-cell table:style-name="ce5" table:formula="of:=POWER(1-(1-EXP(-[.$J$2]*[.A28]));3)" office:value-type="float" office:value="0.00142725822543659" calcext:value-type="float">
            <text:p>0,001427258225437</text:p>
          </table:table-cell>
          <table:table-cell table:style-name="ce5" table:formula="of:=POWER(1-(1-EXP(-[.$J$2]*[.A28]));4)" office:value-type="float" office:value="0.000160695385601235" calcext:value-type="float">
            <text:p>0,000160695385601</text:p>
          </table:table-cell>
          <table:table-cell table:style-name="ce5" table:formula="of:=POWER(1-(1-EXP(-[.$J$2]*[.A28]));5)" office:value-type="float" office:value="0.0000180927364742498" calcext:value-type="float">
            <text:p>1,80927364742498E-0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table:formula="of:=POWER(1-(1-EXP(-[.$J$2]*[.A29]));2)" office:value-type="float" office:value="0.0107161856809531" calcext:value-type="float">
            <text:p>0,010716185680953</text:p>
          </table:table-cell>
          <table:table-cell table:style-name="ce5" table:formula="of:=POWER(1-(1-EXP(-[.$J$2]*[.A29]));3)" office:value-type="float" office:value="0.00110932894558621" calcext:value-type="float">
            <text:p>0,001109328945586</text:p>
          </table:table-cell>
          <table:table-cell table:style-name="ce5" table:formula="of:=POWER(1-(1-EXP(-[.$J$2]*[.A29]));4)" office:value-type="float" office:value="0.000114836635548663" calcext:value-type="float">
            <text:p>0,000114836635549</text:p>
          </table:table-cell>
          <table:table-cell table:style-name="ce5" table:formula="of:=POWER(1-(1-EXP(-[.$J$2]*[.A29]));5)" office:value-type="float" office:value="0.0000118877749621577" calcext:value-type="float">
            <text:p>1,18877749621577E-05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table:formula="of:=POWER(1-(1-EXP(-[.$J$2]*[.A30]));2)" office:value-type="float" office:value="0.00905896865858648" calcext:value-type="float">
            <text:p>0,009058968658586</text:p>
          </table:table-cell>
          <table:table-cell table:style-name="ce5" table:formula="of:=POWER(1-(1-EXP(-[.$J$2]*[.A30]));3)" office:value-type="float" office:value="0.000862220085744451" calcext:value-type="float">
            <text:p>0,000862220085744</text:p>
          </table:table-cell>
          <table:table-cell table:style-name="ce5" table:formula="of:=POWER(1-(1-EXP(-[.$J$2]*[.A30]));4)" office:value-type="float" office:value="0.0000820649131572522" calcext:value-type="float">
            <text:p>8,20649131572522E-05</text:p>
          </table:table-cell>
          <table:table-cell table:style-name="ce5" table:formula="of:=POWER(1-(1-EXP(-[.$J$2]*[.A30]));5)" office:value-type="float" office:value="0.00000781082473356273" calcext:value-type="float">
            <text:p>7,81082473356273E-06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table:formula="of:=POWER(1-(1-EXP(-[.$J$2]*[.A31]));2)" office:value-type="float" office:value="0.00765803389382422" calcext:value-type="float">
            <text:p>0,007658033893824</text:p>
          </table:table-cell>
          <table:table-cell table:style-name="ce5" table:formula="of:=POWER(1-(1-EXP(-[.$J$2]*[.A31]));3)" office:value-type="float" office:value="0.000670156024702231" calcext:value-type="float">
            <text:p>0,000670156024702</text:p>
          </table:table-cell>
          <table:table-cell table:style-name="ce5" table:formula="of:=POWER(1-(1-EXP(-[.$J$2]*[.A31]));4)" office:value-type="float" office:value="0.0000586454831189606" calcext:value-type="float">
            <text:p>5,86454831189606E-05</text:p>
          </table:table-cell>
          <table:table-cell table:style-name="ce5" table:formula="of:=POWER(1-(1-EXP(-[.$J$2]*[.A31]));5)" office:value-type="float" office:value="0.00000513207755132019" calcext:value-type="float">
            <text:p>5,13207755132019E-06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table:formula="of:=POWER(1-(1-EXP(-[.$J$2]*[.A32]));2)" office:value-type="float" office:value="0.00647374831828941" calcext:value-type="float">
            <text:p>0,006473748318289</text:p>
          </table:table-cell>
          <table:table-cell table:style-name="ce5" table:formula="of:=POWER(1-(1-EXP(-[.$J$2]*[.A32]));3)" office:value-type="float" office:value="0.000520875243885013" calcext:value-type="float">
            <text:p>0,000520875243885</text:p>
          </table:table-cell>
          <table:table-cell table:style-name="ce5" table:formula="of:=POWER(1-(1-EXP(-[.$J$2]*[.A32]));4)" office:value-type="float" office:value="0.0000419094172885549" calcext:value-type="float">
            <text:p>4,19094172885549E-05</text:p>
          </table:table-cell>
          <table:table-cell table:style-name="ce5" table:formula="of:=POWER(1-(1-EXP(-[.$J$2]*[.A32]));5)" office:value-type="float" office:value="0.00000337201523413919" calcext:value-type="float">
            <text:p>3,37201523413919E-06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table:formula="of:=POWER(1-(1-EXP(-[.$J$2]*[.A33]));2)" office:value-type="float" office:value="0.0054726079656493" calcext:value-type="float">
            <text:p>0,005472607965649</text:p>
          </table:table-cell>
          <table:table-cell table:style-name="ce5" table:formula="of:=POWER(1-(1-EXP(-[.$J$2]*[.A33]));3)" office:value-type="float" office:value="0.000404847542500004" calcext:value-type="float">
            <text:p>0,0004048475425</text:p>
          </table:table-cell>
          <table:table-cell table:style-name="ce5" table:formula="of:=POWER(1-(1-EXP(-[.$J$2]*[.A33]));4)" office:value-type="float" office:value="0.0000299494379456882" calcext:value-type="float">
            <text:p>2,99494379456882E-05</text:p>
          </table:table-cell>
          <table:table-cell table:style-name="ce5" table:formula="of:=POWER(1-(1-EXP(-[.$J$2]*[.A33]));5)" office:value-type="float" office:value="0.00000221557188595907" calcext:value-type="float">
            <text:p>2,21557188595907E-06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table:formula="of:=POWER(1-(1-EXP(-[.$J$2]*[.A34]));2)" office:value-type="float" office:value="0.00462629012948744" calcext:value-type="float">
            <text:p>0,004626290129487</text:p>
          </table:table-cell>
          <table:table-cell table:style-name="ce5" table:formula="of:=POWER(1-(1-EXP(-[.$J$2]*[.A34]));3)" office:value-type="float" office:value="0.000314665622128272" calcext:value-type="float">
            <text:p>0,000314665622128</text:p>
          </table:table-cell>
          <table:table-cell table:style-name="ce5" table:formula="of:=POWER(1-(1-EXP(-[.$J$2]*[.A34]));4)" office:value-type="float" office:value="0.0000214025603621929" calcext:value-type="float">
            <text:p>2,14025603621929E-05</text:p>
          </table:table-cell>
          <table:table-cell table:style-name="ce5" table:formula="of:=POWER(1-(1-EXP(-[.$J$2]*[.A34]));5)" office:value-type="float" office:value="0.00000145573446174105" calcext:value-type="float">
            <text:p>1,45573446174105E-06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table:formula="of:=POWER(1-(1-EXP(-[.$J$2]*[.A35]));2)" office:value-type="float" office:value="0.00391085210132601" calcext:value-type="float">
            <text:p>0,003910852101326</text:p>
          </table:table-cell>
          <table:table-cell table:style-name="ce5" table:formula="of:=POWER(1-(1-EXP(-[.$J$2]*[.A35]));3)" office:value-type="float" office:value="0.000244572199050392" calcext:value-type="float">
            <text:p>0,00024457219905</text:p>
          </table:table-cell>
          <table:table-cell table:style-name="ce5" table:formula="of:=POWER(1-(1-EXP(-[.$J$2]*[.A35]));4)" office:value-type="float" office:value="0.0000152947641584461" calcext:value-type="float">
            <text:p>1,52947641584461E-05</text:p>
          </table:table-cell>
          <table:table-cell table:style-name="ce5" table:formula="of:=POWER(1-(1-EXP(-[.$J$2]*[.A35]));5)" office:value-type="float" office:value="0.000000956485698582149" calcext:value-type="float">
            <text:p>9,56485698582149E-07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table:formula="of:=POWER(1-(1-EXP(-[.$J$2]*[.A36]));2)" office:value-type="float" office:value="0.00330605382074049" calcext:value-type="float">
            <text:p>0,003306053820741</text:p>
          </table:table-cell>
          <table:table-cell table:style-name="ce5" table:formula="of:=POWER(1-(1-EXP(-[.$J$2]*[.A36]));3)" office:value-type="float" office:value="0.000190092454789868" calcext:value-type="float">
            <text:p>0,00019009245479</text:p>
          </table:table-cell>
          <table:table-cell table:style-name="ce5" table:formula="of:=POWER(1-(1-EXP(-[.$J$2]*[.A36]));4)" office:value-type="float" office:value="0.0000109299918656328" calcext:value-type="float">
            <text:p>1,09299918656328E-05</text:p>
          </table:table-cell>
          <table:table-cell table:style-name="ce5" table:formula="of:=POWER(1-(1-EXP(-[.$J$2]*[.A36]));5)" office:value-type="float" office:value="0.000000628455886451982" calcext:value-type="float">
            <text:p>6,28455886451982E-07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table:formula="of:=POWER(1-(1-EXP(-[.$J$2]*[.A37]));2)" office:value-type="float" office:value="0.00279478527503685" calcext:value-type="float">
            <text:p>0,002794785275037</text:p>
          </table:table-cell>
          <table:table-cell table:style-name="ce5" table:formula="of:=POWER(1-(1-EXP(-[.$J$2]*[.A37]));3)" office:value-type="float" office:value="0.000147748360232034" calcext:value-type="float">
            <text:p>0,000147748360232</text:p>
          </table:table-cell>
          <table:table-cell table:style-name="ce5" table:formula="of:=POWER(1-(1-EXP(-[.$J$2]*[.A37]));4)" office:value-type="float" office:value="0.00000781082473356278" calcext:value-type="float">
            <text:p>7,81082473356278E-06</text:p>
          </table:table-cell>
          <table:table-cell table:style-name="ce5" table:formula="of:=POWER(1-(1-EXP(-[.$J$2]*[.A37]));5)" office:value-type="float" office:value="0.000000412924941587328" calcext:value-type="float">
            <text:p>4,12924941587328E-07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table:formula="of:=POWER(1-(1-EXP(-[.$J$2]*[.A38]));2)" office:value-type="float" office:value="0.00236258244937261" calcext:value-type="float">
            <text:p>0,002362582449373</text:p>
          </table:table-cell>
          <table:table-cell table:style-name="ce5" table:formula="of:=POWER(1-(1-EXP(-[.$J$2]*[.A38]));3)" office:value-type="float" office:value="0.000114836635548663" calcext:value-type="float">
            <text:p>0,000114836635549</text:p>
          </table:table-cell>
          <table:table-cell table:style-name="ce5" table:formula="of:=POWER(1-(1-EXP(-[.$J$2]*[.A38]));4)" office:value-type="float" office:value="0.0000055817958300835" calcext:value-type="float">
            <text:p>5,5817958300835E-06</text:p>
          </table:table-cell>
          <table:table-cell table:style-name="ce5" table:formula="of:=POWER(1-(1-EXP(-[.$J$2]*[.A38]));5)" office:value-type="float" office:value="0.000000271311019692271" calcext:value-type="float">
            <text:p>2,71311019692271E-07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table:formula="of:=POWER(1-(1-EXP(-[.$J$2]*[.A39]));2)" office:value-type="float" office:value="0.00199721813333581" calcext:value-type="float">
            <text:p>0,001997218133336</text:p>
          </table:table-cell>
          <table:table-cell table:style-name="ce5" table:formula="of:=POWER(1-(1-EXP(-[.$J$2]*[.A39]));3)" office:value-type="float" office:value="0.0000892561707177397" calcext:value-type="float">
            <text:p>8,92561707177397E-05</text:p>
          </table:table-cell>
          <table:table-cell table:style-name="ce5" table:formula="of:=POWER(1-(1-EXP(-[.$J$2]*[.A39]));4)" office:value-type="float" office:value="0.00000398888027212538" calcext:value-type="float">
            <text:p>3,98888027212538E-06</text:p>
          </table:table-cell>
          <table:table-cell table:style-name="ce5" table:formula="of:=POWER(1-(1-EXP(-[.$J$2]*[.A39]));5)" office:value-type="float" office:value="0.000000178264042669587" calcext:value-type="float">
            <text:p>1,78264042669587E-07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table:formula="of:=POWER(1-(1-EXP(-[.$J$2]*[.A40]));2)" office:value-type="float" office:value="0.00168835600771717" calcext:value-type="float">
            <text:p>0,001688356007717</text:p>
          </table:table-cell>
          <table:table-cell table:style-name="ce5" table:formula="of:=POWER(1-(1-EXP(-[.$J$2]*[.A40]));3)" office:value-type="float" office:value="0.0000693738890305469" calcext:value-type="float">
            <text:p>6,93738890305469E-05</text:p>
          </table:table-cell>
          <table:table-cell table:style-name="ce5" table:formula="of:=POWER(1-(1-EXP(-[.$J$2]*[.A40]));4)" office:value-type="float" office:value="0.00000285054600879465" calcext:value-type="float">
            <text:p>2,85054600879465E-06</text:p>
          </table:table-cell>
          <table:table-cell table:style-name="ce5" table:formula="of:=POWER(1-(1-EXP(-[.$J$2]*[.A40]));5)" office:value-type="float" office:value="0.000000117127822323428" calcext:value-type="float">
            <text:p>1,17127822323428E-07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table:formula="of:=POWER(1-(1-EXP(-[.$J$2]*[.A41]));2)" office:value-type="float" office:value="0.00142725822543659" calcext:value-type="float">
            <text:p>0,001427258225437</text:p>
          </table:table-cell>
          <table:table-cell table:style-name="ce5" table:formula="of:=POWER(1-(1-EXP(-[.$J$2]*[.A41]));3)" office:value-type="float" office:value="0.0000539204902083715" calcext:value-type="float">
            <text:p>5,39204902083715E-05</text:p>
          </table:table-cell>
          <table:table-cell table:style-name="ce5" table:formula="of:=POWER(1-(1-EXP(-[.$J$2]*[.A41]));4)" office:value-type="float" office:value="0.00000203706604207639" calcext:value-type="float">
            <text:p>2,03706604207639E-06</text:p>
          </table:table-cell>
          <table:table-cell table:style-name="ce5" table:formula="of:=POWER(1-(1-EXP(-[.$J$2]*[.A41]));5)" office:value-type="float" office:value="0.0000000769584631694711" calcext:value-type="float">
            <text:p>7,69584631694711E-08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table:formula="of:=POWER(1-(1-EXP(-[.$J$2]*[.A42]));2)" office:value-type="float" office:value="0.00120653821395804" calcext:value-type="float">
            <text:p>0,001206538213958</text:p>
          </table:table-cell>
          <table:table-cell table:style-name="ce5" table:formula="of:=POWER(1-(1-EXP(-[.$J$2]*[.A42]));3)" office:value-type="float" office:value="0.0000419094172885547" calcext:value-type="float">
            <text:p>4,19094172885547E-05</text:p>
          </table:table-cell>
          <table:table-cell table:style-name="ce5" table:formula="of:=POWER(1-(1-EXP(-[.$J$2]*[.A42]));4)" office:value-type="float" office:value="0.00000145573446174105" calcext:value-type="float">
            <text:p>1,45573446174105E-06</text:p>
          </table:table-cell>
          <table:table-cell table:style-name="ce5" table:formula="of:=POWER(1-(1-EXP(-[.$J$2]*[.A42]));5)" office:value-type="float" office:value="0.0000000505653134833548" calcext:value-type="float">
            <text:p>5,05653134833548E-08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table:formula="of:=POWER(1-(1-EXP(-[.$J$2]*[.A43]));2)" office:value-type="float" office:value="0.00101995170586301" calcext:value-type="float">
            <text:p>0,001019951705863</text:p>
          </table:table-cell>
          <table:table-cell table:style-name="ce5" table:formula="of:=POWER(1-(1-EXP(-[.$J$2]*[.A43]));3)" office:value-type="float" office:value="0.000032573874063065" calcext:value-type="float">
            <text:p>3,2573874063065E-05</text:p>
          </table:table-cell>
          <table:table-cell table:style-name="ce5" table:formula="of:=POWER(1-(1-EXP(-[.$J$2]*[.A43]));4)" office:value-type="float" office:value="0.00000104030148229286" calcext:value-type="float">
            <text:p>1,04030148229286E-06</text:p>
          </table:table-cell>
          <table:table-cell table:style-name="ce5" table:formula="of:=POWER(1-(1-EXP(-[.$J$2]*[.A43]));5)" office:value-type="float" office:value="0.00000003322377841719" calcext:value-type="float">
            <text:p>3,322377841719E-08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table:formula="of:=POWER(1-(1-EXP(-[.$J$2]*[.A44]));2)" office:value-type="float" office:value="0.000862220085744455" calcext:value-type="float">
            <text:p>0,000862220085744</text:p>
          </table:table-cell>
          <table:table-cell table:style-name="ce5" table:formula="of:=POWER(1-(1-EXP(-[.$J$2]*[.A44]));3)" office:value-type="float" office:value="0.0000253178722140379" calcext:value-type="float">
            <text:p>2,53178722140379E-05</text:p>
          </table:table-cell>
          <table:table-cell table:style-name="ce5" table:formula="of:=POWER(1-(1-EXP(-[.$J$2]*[.A44]));4)" office:value-type="float" office:value="0.000000743423476261176" calcext:value-type="float">
            <text:p>7,43423476261176E-07</text:p>
          </table:table-cell>
          <table:table-cell table:style-name="ce5" table:formula="of:=POWER(1-(1-EXP(-[.$J$2]*[.A44]));5)" office:value-type="float" office:value="0.0000000218295779512549" calcext:value-type="float">
            <text:p>2,18295779512549E-08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table:formula="of:=POWER(1-(1-EXP(-[.$J$2]*[.A45]));2)" office:value-type="float" office:value="0.000728881055826207" calcext:value-type="float">
            <text:p>0,000728881055826</text:p>
          </table:table-cell>
          <table:table-cell table:style-name="ce5" table:formula="of:=POWER(1-(1-EXP(-[.$J$2]*[.A45]));3)" office:value-type="float" office:value="0.0000196781829574628" calcext:value-type="float">
            <text:p>1,96781829574628E-05</text:p>
          </table:table-cell>
          <table:table-cell table:style-name="ce5" table:formula="of:=POWER(1-(1-EXP(-[.$J$2]*[.A45]));4)" office:value-type="float" office:value="0.000000531267593542326" calcext:value-type="float">
            <text:p>5,31267593542326E-07</text:p>
          </table:table-cell>
          <table:table-cell table:style-name="ce5" table:formula="of:=POWER(1-(1-EXP(-[.$J$2]*[.A45]));5)" office:value-type="float" office:value="0.0000000143430547707767" calcext:value-type="float">
            <text:p>1,43430547707767E-08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table:formula="of:=POWER(1-(1-EXP(-[.$J$2]*[.A46]));2)" office:value-type="float" office:value="0.000616162395571689" calcext:value-type="float">
            <text:p>0,000616162395572</text:p>
          </table:table-cell>
          <table:table-cell table:style-name="ce5" table:formula="of:=POWER(1-(1-EXP(-[.$J$2]*[.A46]));3)" office:value-type="float" office:value="0.000015294764158446" calcext:value-type="float">
            <text:p>1,5294764158446E-05</text:p>
          </table:table-cell>
          <table:table-cell table:style-name="ce5" table:formula="of:=POWER(1-(1-EXP(-[.$J$2]*[.A46]));4)" office:value-type="float" office:value="0.000000379656097716642" calcext:value-type="float">
            <text:p>3,79656097716642E-07</text:p>
          </table:table-cell>
          <table:table-cell table:style-name="ce5" table:formula="of:=POWER(1-(1-EXP(-[.$J$2]*[.A46]));5)" office:value-type="float" office:value="0.00000000942405852357211" calcext:value-type="float">
            <text:p>9,42405852357211E-0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table:formula="of:=POWER(1-(1-EXP(-[.$J$2]*[.A47]));2)" office:value-type="float" office:value="0.000520875243885012" calcext:value-type="float">
            <text:p>0,000520875243885</text:p>
          </table:table-cell>
          <table:table-cell table:style-name="ce5" table:formula="of:=POWER(1-(1-EXP(-[.$J$2]*[.A47]));3)" office:value-type="float" office:value="0.0000118877749621577" calcext:value-type="float">
            <text:p>1,18877749621577E-05</text:p>
          </table:table-cell>
          <table:table-cell table:style-name="ce5" table:formula="of:=POWER(1-(1-EXP(-[.$J$2]*[.A47]));4)" office:value-type="float" office:value="0.000000271311019692271" calcext:value-type="float">
            <text:p>2,71311019692271E-07</text:p>
          </table:table-cell>
          <table:table-cell table:style-name="ce5" table:formula="of:=POWER(1-(1-EXP(-[.$J$2]*[.A47]));5)" office:value-type="float" office:value="0.00000000619204768266402" calcext:value-type="float">
            <text:p>6,19204768266402E-0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table:formula="of:=POWER(1-(1-EXP(-[.$J$2]*[.A48]));2)" office:value-type="float" office:value="0.000440323884810504" calcext:value-type="float">
            <text:p>0,000440323884811</text:p>
          </table:table-cell>
          <table:table-cell table:style-name="ce5" table:formula="of:=POWER(1-(1-EXP(-[.$J$2]*[.A48]));3)" office:value-type="float" office:value="0.00000923971053668489" calcext:value-type="float">
            <text:p>9,23971053668489E-06</text:p>
          </table:table-cell>
          <table:table-cell table:style-name="ce5" table:formula="of:=POWER(1-(1-EXP(-[.$J$2]*[.A48]));4)" office:value-type="float" office:value="0.000000193885123534614" calcext:value-type="float">
            <text:p>1,93885123534614E-07</text:p>
          </table:table-cell>
          <table:table-cell table:style-name="ce5" table:formula="of:=POWER(1-(1-EXP(-[.$J$2]*[.A48]));5)" office:value-type="float" office:value="0.00000000406846523803764" calcext:value-type="float">
            <text:p>4,06846523803764E-0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table:formula="of:=POWER(1-(1-EXP(-[.$J$2]*[.A49]));2)" office:value-type="float" office:value="0.000372229484527804" calcext:value-type="float">
            <text:p>0,000372229484528</text:p>
          </table:table-cell>
          <table:table-cell table:style-name="ce5" table:formula="of:=POWER(1-(1-EXP(-[.$J$2]*[.A49]));3)" office:value-type="float" office:value="0.00000718151639591847" calcext:value-type="float">
            <text:p>7,18151639591847E-06</text:p>
          </table:table-cell>
          <table:table-cell table:style-name="ce5" table:formula="of:=POWER(1-(1-EXP(-[.$J$2]*[.A49]));4)" office:value-type="float" office:value="0.000000138554789151834" calcext:value-type="float">
            <text:p>1,38554789151834E-07</text:p>
          </table:table-cell>
          <table:table-cell table:style-name="ce5" table:formula="of:=POWER(1-(1-EXP(-[.$J$2]*[.A49]));5)" office:value-type="float" office:value="0.0000000026731721461807" calcext:value-type="float">
            <text:p>2,6731721461807E-0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table:formula="of:=POWER(1-(1-EXP(-[.$J$2]*[.A50]));2)" office:value-type="float" office:value="0.000314665622128274" calcext:value-type="float">
            <text:p>0,000314665622128</text:p>
          </table:table-cell>
          <table:table-cell table:style-name="ce5" table:formula="of:=POWER(1-(1-EXP(-[.$J$2]*[.A50]));3)" office:value-type="float" office:value="0.00000558179583008353" calcext:value-type="float">
            <text:p>5,58179583008353E-06</text:p>
          </table:table-cell>
          <table:table-cell table:style-name="ce5" table:formula="of:=POWER(1-(1-EXP(-[.$J$2]*[.A50]));4)" office:value-type="float" office:value="0.0000000990144537493736" calcext:value-type="float">
            <text:p>9,90144537493736E-08</text:p>
          </table:table-cell>
          <table:table-cell table:style-name="ce5" table:formula="of:=POWER(1-(1-EXP(-[.$J$2]*[.A50]));5)" office:value-type="float" office:value="0.00000000175639925746624" calcext:value-type="float">
            <text:p>1,75639925746624E-0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table:formula="of:=POWER(1-(1-EXP(-[.$J$2]*[.A51]));2)" office:value-type="float" office:value="0.000266003790309571" calcext:value-type="float">
            <text:p>0,00026600379031</text:p>
          </table:table-cell>
          <table:table-cell table:style-name="ce5" table:formula="of:=POWER(1-(1-EXP(-[.$J$2]*[.A51]));3)" office:value-type="float" office:value="0.00000433842143790762" calcext:value-type="float">
            <text:p>4,33842143790762E-06</text:p>
          </table:table-cell>
          <table:table-cell table:style-name="ce5" table:formula="of:=POWER(1-(1-EXP(-[.$J$2]*[.A51]));4)" office:value-type="float" office:value="0.000000070758016459058" calcext:value-type="float">
            <text:p>7,0758016459058E-08</text:p>
          </table:table-cell>
          <table:table-cell table:style-name="ce5" table:formula="of:=POWER(1-(1-EXP(-[.$J$2]*[.A51]));5)" office:value-type="float" office:value="0.00000000115403654644372" calcext:value-type="float">
            <text:p>1,15403654644372E-09</text:p>
          </table:table-cell>
          <table:table-cell table:number-columns-repeated="8"/>
          <table:table-cell table:style-name="ce10" table:number-columns-repeated="3"/>
          <table:table-cell table:number-columns-repeated="100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table:formula="of:=POWER(1-(1-EXP(-[.$J$2]*[.A52]));2)" office:value-type="float" office:value="0.000224867324178848" calcext:value-type="float">
            <text:p>0,000224867324179</text:p>
          </table:table-cell>
          <table:table-cell table:style-name="ce5" table:formula="of:=POWER(1-(1-EXP(-[.$J$2]*[.A52]));3)" office:value-type="float" office:value="0.00000337201523413918" calcext:value-type="float">
            <text:p>3,37201523413918E-06</text:p>
          </table:table-cell>
          <table:table-cell table:style-name="ce5" table:formula="of:=POWER(1-(1-EXP(-[.$J$2]*[.A52]));4)" office:value-type="float" office:value="0.0000000505653134833551" calcext:value-type="float">
            <text:p>5,05653134833551E-08</text:p>
          </table:table-cell>
          <table:table-cell table:style-name="ce5" table:formula="of:=POWER(1-(1-EXP(-[.$J$2]*[.A52]));5)" office:value-type="float" office:value="0.000000000758256042791188" calcext:value-type="float">
            <text:p>7,58256042791188E-10</text:p>
          </table:table-cell>
          <table:table-cell table:number-columns-repeated="8"/>
          <table:table-cell table:style-name="ce10" table:number-columns-repeated="2"/>
          <table:table-cell table:style-name="ce3"/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6" table:number-columns-repeated="5"/>
          <table:table-cell table:number-columns-repeated="6"/>
          <table:table-cell table:style-name="ce10" table:number-columns-repeated="2"/>
          <table:table-cell table:style-name="ce3"/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разд замещ1</text:p>
          </table:table-cell>
          <table:table-cell table:style-name="ce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разд пост1</text:p>
          </table:table-cell>
          <table:table-cell table:style-name="ce1" office:value-type="string" calcext:value-type="string">
            <text:p>разд пост2</text:p>
          </table:table-cell>
          <table:table-cell table:style-name="ce1" office:value-type="string" calcext:value-type="string">
            <text:p>разд пост3</text:p>
          </table:table-cell>
          <table:table-cell table:style-name="ce1" office:value-type="string" calcext:value-type="string">
            <text:p>разд пост4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разд пост1</text:p>
          </table:table-cell>
          <table:table-cell table:style-name="ce1" office:value-type="string" calcext:value-type="string">
            <text:p>разд пост2</text:p>
          </table:table-cell>
          <table:table-cell table:style-name="ce1" office:value-type="string" calcext:value-type="string">
            <text:p>разд пост3</text:p>
          </table:table-cell>
          <table:table-cell table:style-name="ce1" office:value-type="string" calcext:value-type="string">
            <text:p>разд пост4</text:p>
          </table:table-cell>
          <table:table-cell table:style-name="ce10"/>
          <table:table-cell table:style-name="ce3" table:number-columns-repeated="2"/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POWER(EXP(-[.$I$2]*[.A55]);6)" office:value-type="float" office:value="1" calcext:value-type="float">
            <text:p>1</text:p>
          </table:table-cell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5" table:formula="of:=(1-(1-EXP(-[.$I$2]*[.D55]))^2)^6" office:value-type="float" office:value="1" calcext:value-type="float">
            <text:p>1</text:p>
          </table:table-cell>
          <table:table-cell table:style-name="ce5" table:formula="of:=(1-(1-EXP(-[.$I$2]*[.D55]))^3)^6" office:value-type="float" office:value="1" calcext:value-type="float">
            <text:p>1</text:p>
          </table:table-cell>
          <table:table-cell table:style-name="ce5" table:formula="of:=(1-(1-EXP(-[.$I$2]*[.D55]))^4)^6" office:value-type="float" office:value="1" calcext:value-type="float">
            <text:p>1</text:p>
          </table:table-cell>
          <table:table-cell table:style-name="ce5" table:formula="of:=(1-(1-EXP(-[.$I$2]*[.D55]))^5)^6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table:number-columns-repeated="4"/>
          <table:table-cell table:style-name="ce10"/>
          <table:table-cell table:style-name="ce3" table:number-columns-repeated="2"/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POWER(EXP(-[.$I$2]*[.A56]);6)" office:value-type="float" office:value="0.919431256095125" calcext:value-type="float">
            <text:p>0,919431256095125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5" table:formula="of:=(1-(1-EXP(-[.$I$2]*[.D56]))^2)^6" office:value-type="float" office:value="0.998840890549855" calcext:value-type="float">
            <text:p>0,998840890549855</text:p>
          </table:table-cell>
          <table:table-cell table:style-name="ce5" table:formula="of:=(1-(1-EXP(-[.$I$2]*[.D56]))^3)^6" office:value-type="float" office:value="0.99998387785228" calcext:value-type="float">
            <text:p>0,99998387785228</text:p>
          </table:table-cell>
          <table:table-cell table:style-name="ce5" table:formula="of:=(1-(1-EXP(-[.$I$2]*[.D56]))^4)^6" office:value-type="float" office:value="0.99999977586107" calcext:value-type="float">
            <text:p>0,99999977586107</text:p>
          </table:table-cell>
          <table:table-cell table:style-name="ce5" table:formula="of:=(1-(1-EXP(-[.$I$2]*[.D56]))^5)^6" office:value-type="float" office:value="0.999999996883918" calcext:value-type="float">
            <text:p>0,99999999688391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table:number-columns-repeated="4"/>
          <table:table-cell table:style-name="ce10"/>
          <table:table-cell table:style-name="ce3" table:number-columns-repeated="2"/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formula="of:=POWER(EXP(-[.$I$2]*[.A57]);6)" office:value-type="float" office:value="0.845353834684659" calcext:value-type="float">
            <text:p>0,84535383468465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5" table:formula="of:=(1-(1-EXP(-[.$I$2]*[.D57]))^2)^6" office:value-type="float" office:value="0.995434296273343" calcext:value-type="float">
            <text:p>0,995434296273343</text:p>
          </table:table-cell>
          <table:table-cell table:style-name="ce5" table:formula="of:=(1-(1-EXP(-[.$I$2]*[.D57]))^3)^6" office:value-type="float" office:value="0.999873699613151" calcext:value-type="float">
            <text:p>0,999873699613151</text:p>
          </table:table-cell>
          <table:table-cell table:style-name="ce5" table:formula="of:=(1-(1-EXP(-[.$I$2]*[.D57]))^4)^6" office:value-type="float" office:value="0.999996512461577" calcext:value-type="float">
            <text:p>0,999996512461577</text:p>
          </table:table-cell>
          <table:table-cell table:style-name="ce5" table:formula="of:=(1-(1-EXP(-[.$I$2]*[.D57]))^5)^6" office:value-type="float" office:value="0.999999903703232" calcext:value-type="float">
            <text:p>0,99999990370323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table:number-columns-repeated="4"/>
          <table:table-cell table:style-name="ce10"/>
          <table:table-cell table:style-name="ce3" table:number-columns-repeated="2"/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formula="of:=POWER(EXP(-[.$I$2]*[.A58]);6)" office:value-type="float" office:value="0.777244738068946" calcext:value-type="float">
            <text:p>0,777244738068946</text:p>
          </table:table-cell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5" table:formula="of:=(1-(1-EXP(-[.$I$2]*[.D58]))^2)^6" office:value-type="float" office:value="0.989892661071972" calcext:value-type="float">
            <text:p>0,989892661071972</text:p>
          </table:table-cell>
          <table:table-cell table:style-name="ce5" table:formula="of:=(1-(1-EXP(-[.$I$2]*[.D58]))^3)^6" office:value-type="float" office:value="0.999582593906434" calcext:value-type="float">
            <text:p>0,999582593906434</text:p>
          </table:table-cell>
          <table:table-cell table:style-name="ce5" table:formula="of:=(1-(1-EXP(-[.$I$2]*[.D58]))^4)^6" office:value-type="float" office:value="0.999982829132024" calcext:value-type="float">
            <text:p>0,999982829132024</text:p>
          </table:table-cell>
          <table:table-cell table:style-name="ce5" table:formula="of:=(1-(1-EXP(-[.$I$2]*[.D58]))^5)^6" office:value-type="float" office:value="0.999999293753587" calcext:value-type="float">
            <text:p>0,999999293753587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table:number-columns-repeated="4"/>
          <table:table-cell table:style-name="ce10"/>
          <table:table-cell table:style-name="ce3" table:number-columns-repeated="2"/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formula="of:=POWER(EXP(-[.$I$2]*[.A59]);6)" office:value-type="float" office:value="0.714623105816057" calcext:value-type="float">
            <text:p>0,714623105816057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5" table:formula="of:=(1-(1-EXP(-[.$I$2]*[.D59]))^2)^6" office:value-type="float" office:value="0.982335521071636" calcext:value-type="float">
            <text:p>0,982335521071636</text:p>
          </table:table-cell>
          <table:table-cell table:style-name="ce5" table:formula="of:=(1-(1-EXP(-[.$I$2]*[.D59]))^3)^6" office:value-type="float" office:value="0.999031210424189" calcext:value-type="float">
            <text:p>0,999031210424189</text:p>
          </table:table-cell>
          <table:table-cell table:style-name="ce5" table:formula="of:=(1-(1-EXP(-[.$I$2]*[.D59]))^4)^6" office:value-type="float" office:value="0.999947218733082" calcext:value-type="float">
            <text:p>0,999947218733082</text:p>
          </table:table-cell>
          <table:table-cell table:style-name="ce5" table:formula="of:=(1-(1-EXP(-[.$I$2]*[.D59]))^5)^6" office:value-type="float" office:value="0.999997125426819" calcext:value-type="float">
            <text:p>0,99999712542681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table:number-columns-repeated="4"/>
          <table:table-cell table:style-name="ce10"/>
          <table:table-cell table:style-name="ce3"/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formula="of:=POWER(EXP(-[.$I$2]*[.A60]);6)" office:value-type="float" office:value="0.657046819815057" calcext:value-type="float">
            <text:p>0,657046819815057</text:p>
          </table:table-cell>
          <table:table-cell table:style-name="ce3"/>
          <table:table-cell table:style-name="ce2" office:value-type="float" office:value="10" calcext:value-type="float">
            <text:p>10</text:p>
          </table:table-cell>
          <table:table-cell table:style-name="ce5" table:formula="of:=(1-(1-EXP(-[.$I$2]*[.D60]))^2)^6" office:value-type="float" office:value="0.972887878546685" calcext:value-type="float">
            <text:p>0,972887878546685</text:p>
          </table:table-cell>
          <table:table-cell table:style-name="ce5" table:formula="of:=(1-(1-EXP(-[.$I$2]*[.D60]))^3)^6" office:value-type="float" office:value="0.99814742857946" calcext:value-type="float">
            <text:p>0,99814742857946</text:p>
          </table:table-cell>
          <table:table-cell table:style-name="ce5" table:formula="of:=(1-(1-EXP(-[.$I$2]*[.D60]))^4)^6" office:value-type="float" office:value="0.9998746644818" calcext:value-type="float">
            <text:p>0,9998746644818</text:p>
          </table:table-cell>
          <table:table-cell table:style-name="ce5" table:formula="of:=(1-(1-EXP(-[.$I$2]*[.D60]))^5)^6" office:value-type="float" office:value="0.99999152613176" calcext:value-type="float">
            <text:p>0,9999915261317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table:number-columns-repeated="4"/>
          <table:table-cell table:style-name="ce10"/>
          <table:table-cell table:style-name="ce3"/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formula="of:=POWER(EXP(-[.$I$2]*[.A61]);6)" office:value-type="float" office:value="0.604109382855865" calcext:value-type="float">
            <text:p>0,604109382855865</text:p>
          </table:table-cell>
          <table:table-cell table:style-name="ce3"/>
          <table:table-cell table:style-name="ce2" office:value-type="float" office:value="12" calcext:value-type="float">
            <text:p>12</text:p>
          </table:table-cell>
          <table:table-cell table:style-name="ce5" table:formula="of:=(1-(1-EXP(-[.$I$2]*[.D61]))^2)^6" office:value-type="float" office:value="0.961678680081724" calcext:value-type="float">
            <text:p>0,961678680081724</text:p>
          </table:table-cell>
          <table:table-cell table:style-name="ce5" table:formula="of:=(1-(1-EXP(-[.$I$2]*[.D61]))^3)^6" office:value-type="float" office:value="0.996866113841018" calcext:value-type="float">
            <text:p>0,996866113841018</text:p>
          </table:table-cell>
          <table:table-cell table:style-name="ce5" table:formula="of:=(1-(1-EXP(-[.$I$2]*[.D61]))^4)^6" office:value-type="float" office:value="0.999747203025385" calcext:value-type="float">
            <text:p>0,999747203025385</text:p>
          </table:table-cell>
          <table:table-cell table:style-name="ce5" table:formula="of:=(1-(1-EXP(-[.$I$2]*[.D61]))^5)^6" office:value-type="float" office:value="0.99997963049249" calcext:value-type="float">
            <text:p>0,99997963049249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table:number-columns-repeated="4"/>
          <table:table-cell table:style-name="ce10"/>
          <table:table-cell table:style-name="ce3"/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formula="of:=POWER(EXP(-[.$I$2]*[.A62]);6)" office:value-type="float" office:value="0.555437048698018" calcext:value-type="float">
            <text:p>0,555437048698018</text:p>
          </table:table-cell>
          <table:table-cell table:style-name="ce3"/>
          <table:table-cell table:style-name="ce2" office:value-type="float" office:value="14" calcext:value-type="float">
            <text:p>14</text:p>
          </table:table-cell>
          <table:table-cell table:style-name="ce5" table:formula="of:=(1-(1-EXP(-[.$I$2]*[.D62]))^2)^6" office:value-type="float" office:value="0.948839406108256" calcext:value-type="float">
            <text:p>0,948839406108256</text:p>
          </table:table-cell>
          <table:table-cell table:style-name="ce5" table:formula="of:=(1-(1-EXP(-[.$I$2]*[.D62]))^3)^6" office:value-type="float" office:value="0.995128908028464" calcext:value-type="float">
            <text:p>0,995128908028464</text:p>
          </table:table-cell>
          <table:table-cell table:style-name="ce5" table:formula="of:=(1-(1-EXP(-[.$I$2]*[.D62]))^4)^6" office:value-type="float" office:value="0.999544439051879" calcext:value-type="float">
            <text:p>0,999544439051879</text:p>
          </table:table-cell>
          <table:table-cell table:style-name="ce5" table:formula="of:=(1-(1-EXP(-[.$I$2]*[.D62]))^5)^6" office:value-type="float" office:value="0.99995746556531" calcext:value-type="float">
            <text:p>0,99995746556531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table:number-columns-repeated="4"/>
          <table:table-cell table:style-name="ce10"/>
          <table:table-cell table:style-name="ce3"/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formula="of:=POWER(EXP(-[.$I$2]*[.A63]);6)" office:value-type="float" office:value="0.510686183366188" calcext:value-type="float">
            <text:p>0,51068618336618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5" table:formula="of:=(1-(1-EXP(-[.$I$2]*[.D63]))^2)^6" office:value-type="float" office:value="0.934502776352044" calcext:value-type="float">
            <text:p>0,934502776352044</text:p>
          </table:table-cell>
          <table:table-cell table:style-name="ce5" table:formula="of:=(1-(1-EXP(-[.$I$2]*[.D63]))^3)^6" office:value-type="float" office:value="0.992884042159826" calcext:value-type="float">
            <text:p>0,992884042159826</text:p>
          </table:table-cell>
          <table:table-cell table:style-name="ce5" table:formula="of:=(1-(1-EXP(-[.$I$2]*[.D63]))^4)^6" office:value-type="float" office:value="0.999244016345084" calcext:value-type="float">
            <text:p>0,999244016345084</text:p>
          </table:table-cell>
          <table:table-cell table:style-name="ce5" table:formula="of:=(1-(1-EXP(-[.$I$2]*[.D63]))^5)^6" office:value-type="float" office:value="0.999919876622683" calcext:value-type="float">
            <text:p>0,99991987662268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5" table:number-columns-repeated="4"/>
          <table:table-cell table:style-name="ce10"/>
          <table:table-cell table:style-name="ce3"/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formula="of:=POWER(EXP(-[.$I$2]*[.A64]);6)" office:value-type="float" office:value="0.469540839042799" calcext:value-type="float">
            <text:p>0,469540839042799</text:p>
          </table:table-cell>
          <table:table-cell table:style-name="ce3"/>
          <table:table-cell table:style-name="ce2" office:value-type="float" office:value="18" calcext:value-type="float">
            <text:p>18</text:p>
          </table:table-cell>
          <table:table-cell table:style-name="ce5" table:formula="of:=(1-(1-EXP(-[.$I$2]*[.D64]))^2)^6" office:value-type="float" office:value="0.918801573443904" calcext:value-type="float">
            <text:p>0,918801573443904</text:p>
          </table:table-cell>
          <table:table-cell table:style-name="ce5" table:formula="of:=(1-(1-EXP(-[.$I$2]*[.D64]))^3)^6" office:value-type="float" office:value="0.990086162455143" calcext:value-type="float">
            <text:p>0,990086162455143</text:p>
          </table:table-cell>
          <table:table-cell table:style-name="ce5" table:formula="of:=(1-(1-EXP(-[.$I$2]*[.D64]))^4)^6" office:value-type="float" office:value="0.998822049735002" calcext:value-type="float">
            <text:p>0,998822049735002</text:p>
          </table:table-cell>
          <table:table-cell table:style-name="ce5" table:formula="of:=(1-(1-EXP(-[.$I$2]*[.D64]))^5)^6" office:value-type="float" office:value="0.99986048779392" calcext:value-type="float">
            <text:p>0,9998604877939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formula="of:=POWER(EXP(-[.$I$2]*[.A65]);6)" office:value-type="float" office:value="0.43171052342908" calcext:value-type="float">
            <text:p>0,43171052342908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5" table:formula="of:=(1-(1-EXP(-[.$I$2]*[.D65]))^2)^6" office:value-type="float" office:value="0.901867584970667" calcext:value-type="float">
            <text:p>0,901867584970667</text:p>
          </table:table-cell>
          <table:table-cell table:style-name="ce5" table:formula="of:=(1-(1-EXP(-[.$I$2]*[.D65]))^3)^6" office:value-type="float" office:value="0.986696161856214" calcext:value-type="float">
            <text:p>0,986696161856214</text:p>
          </table:table-cell>
          <table:table-cell table:style-name="ce5" table:formula="of:=(1-(1-EXP(-[.$I$2]*[.D65]))^4)^6" office:value-type="float" office:value="0.998253521902536" calcext:value-type="float">
            <text:p>0,998253521902536</text:p>
          </table:table-cell>
          <table:table-cell table:style-name="ce5" table:formula="of:=(1-(1-EXP(-[.$I$2]*[.D65]))^5)^6" office:value-type="float" office:value="0.999771692529553" calcext:value-type="float">
            <text:p>0,999771692529553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formula="of:=POWER(EXP(-[.$I$2]*[.A66]);6)" office:value-type="float" office:value="0.396928148825883" calcext:value-type="float">
            <text:p>0,396928148825883</text:p>
          </table:table-cell>
          <table:table-cell table:style-name="ce3"/>
          <table:table-cell table:style-name="ce2" office:value-type="float" office:value="22" calcext:value-type="float">
            <text:p>22</text:p>
          </table:table-cell>
          <table:table-cell table:style-name="ce5" table:formula="of:=(1-(1-EXP(-[.$I$2]*[.D66]))^2)^6" office:value-type="float" office:value="0.883830662558924" calcext:value-type="float">
            <text:p>0,883830662558924</text:p>
          </table:table-cell>
          <table:table-cell table:style-name="ce5" table:formula="of:=(1-(1-EXP(-[.$I$2]*[.D66]))^3)^6" office:value-type="float" office:value="0.982681010961755" calcext:value-type="float">
            <text:p>0,982681010961755</text:p>
          </table:table-cell>
          <table:table-cell table:style-name="ce5" table:formula="of:=(1-(1-EXP(-[.$I$2]*[.D66]))^4)^6" office:value-type="float" office:value="0.997512648495892" calcext:value-type="float">
            <text:p>0,997512648495892</text:p>
          </table:table-cell>
          <table:table-cell table:style-name="ce5" table:formula="of:=(1-(1-EXP(-[.$I$2]*[.D66]))^5)^6" office:value-type="float" office:value="0.999644669470257" calcext:value-type="float">
            <text:p>0,999644669470257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formula="of:=POWER(EXP(-[.$I$2]*[.A67]);6)" office:value-type="float" office:value="0.364948146454494" calcext:value-type="float">
            <text:p>0,364948146454494</text:p>
          </table:table-cell>
          <table:table-cell table:style-name="ce3"/>
          <table:table-cell table:style-name="ce2" office:value-type="float" office:value="24" calcext:value-type="float">
            <text:p>24</text:p>
          </table:table-cell>
          <table:table-cell table:style-name="ce5" table:formula="of:=(1-(1-EXP(-[.$I$2]*[.D67]))^2)^6" office:value-type="float" office:value="0.864817895173767" calcext:value-type="float">
            <text:p>0,864817895173767</text:p>
          </table:table-cell>
          <table:table-cell table:style-name="ce5" table:formula="of:=(1-(1-EXP(-[.$I$2]*[.D67]))^3)^6" office:value-type="float" office:value="0.978013583627651" calcext:value-type="float">
            <text:p>0,978013583627651</text:p>
          </table:table-cell>
          <table:table-cell table:style-name="ce5" table:formula="of:=(1-(1-EXP(-[.$I$2]*[.D67]))^4)^6" office:value-type="float" office:value="0.996573214526454" calcext:value-type="float">
            <text:p>0,996573214526454</text:p>
          </table:table-cell>
          <table:table-cell table:style-name="ce5" table:formula="of:=(1-(1-EXP(-[.$I$2]*[.D67]))^5)^6" office:value-type="float" office:value="0.999469419853133" calcext:value-type="float">
            <text:p>0,999469419853133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formula="of:=POWER(EXP(-[.$I$2]*[.A68]);6)" office:value-type="float" office:value="0.335544732704243" calcext:value-type="float">
            <text:p>0,335544732704243</text:p>
          </table:table-cell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5" table:formula="of:=(1-(1-EXP(-[.$I$2]*[.D68]))^2)^6" office:value-type="float" office:value="0.844952892657657" calcext:value-type="float">
            <text:p>0,844952892657657</text:p>
          </table:table-cell>
          <table:table-cell table:style-name="ce5" table:formula="of:=(1-(1-EXP(-[.$I$2]*[.D68]))^3)^6" office:value-type="float" office:value="0.972672473666338" calcext:value-type="float">
            <text:p>0,972672473666338</text:p>
          </table:table-cell>
          <table:table-cell table:style-name="ce5" table:formula="of:=(1-(1-EXP(-[.$I$2]*[.D68]))^4)^6" office:value-type="float" office:value="0.995408884548094" calcext:value-type="float">
            <text:p>0,995408884548094</text:p>
          </table:table-cell>
          <table:table-cell table:style-name="ce5" table:formula="of:=(1-(1-EXP(-[.$I$2]*[.D68]))^5)^6" office:value-type="float" office:value="0.999234823079957" calcext:value-type="float">
            <text:p>0,999234823079957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formula="of:=POWER(EXP(-[.$I$2]*[.A69]);6)" office:value-type="float" office:value="0.308510315066365" calcext:value-type="float">
            <text:p>0,308510315066365</text:p>
          </table:table-cell>
          <table:table-cell table:style-name="ce3"/>
          <table:table-cell table:style-name="ce2" office:value-type="float" office:value="28" calcext:value-type="float">
            <text:p>28</text:p>
          </table:table-cell>
          <table:table-cell table:style-name="ce5" table:formula="of:=(1-(1-EXP(-[.$I$2]*[.D69]))^2)^6" office:value-type="float" office:value="0.824355174609213" calcext:value-type="float">
            <text:p>0,824355174609213</text:p>
          </table:table-cell>
          <table:table-cell table:style-name="ce5" table:formula="of:=(1-(1-EXP(-[.$I$2]*[.D69]))^3)^6" office:value-type="float" office:value="0.966641800115692" calcext:value-type="float">
            <text:p>0,966641800115692</text:p>
          </table:table-cell>
          <table:table-cell table:style-name="ce5" table:formula="of:=(1-(1-EXP(-[.$I$2]*[.D69]))^4)^6" office:value-type="float" office:value="0.993993488695784" calcext:value-type="float">
            <text:p>0,993993488695784</text:p>
          </table:table-cell>
          <table:table-cell table:style-name="ce5" table:formula="of:=(1-(1-EXP(-[.$I$2]*[.D69]))^5)^6" office:value-type="float" office:value="0.998928707506223" calcext:value-type="float">
            <text:p>0,998928707506223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formula="of:=POWER(EXP(-[.$I$2]*[.A70]);6)" office:value-type="float" office:value="0.28365402649977" calcext:value-type="float">
            <text:p>0,28365402649977</text:p>
          </table:table-cell>
          <table:table-cell table:style-name="ce3"/>
          <table:table-cell table:style-name="ce2" office:value-type="float" office:value="30" calcext:value-type="float">
            <text:p>30</text:p>
          </table:table-cell>
          <table:table-cell table:style-name="ce5" table:formula="of:=(1-(1-EXP(-[.$I$2]*[.D70]))^2)^6" office:value-type="float" office:value="0.803139658986083" calcext:value-type="float">
            <text:p>0,803139658986083</text:p>
          </table:table-cell>
          <table:table-cell table:style-name="ce5" table:formula="of:=(1-(1-EXP(-[.$I$2]*[.D70]))^3)^6" office:value-type="float" office:value="0.959910999450607" calcext:value-type="float">
            <text:p>0,959910999450607</text:p>
          </table:table-cell>
          <table:table-cell table:style-name="ce5" table:formula="of:=(1-(1-EXP(-[.$I$2]*[.D70]))^4)^6" office:value-type="float" office:value="0.992301286273221" calcext:value-type="float">
            <text:p>0,992301286273221</text:p>
          </table:table-cell>
          <table:table-cell table:style-name="ce5" table:formula="of:=(1-(1-EXP(-[.$I$2]*[.D70]))^5)^6" office:value-type="float" office:value="0.998537933889428" calcext:value-type="float">
            <text:p>0,998537933889428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formula="of:=POWER(EXP(-[.$I$2]*[.A71]);6)" office:value-type="float" office:value="0.260800377881124" calcext:value-type="float">
            <text:p>0,260800377881124</text:p>
          </table:table-cell>
          <table:table-cell table:style-name="ce3"/>
          <table:table-cell table:style-name="ce2" office:value-type="float" office:value="32" calcext:value-type="float">
            <text:p>32</text:p>
          </table:table-cell>
          <table:table-cell table:style-name="ce5" table:formula="of:=(1-(1-EXP(-[.$I$2]*[.D71]))^2)^6" office:value-type="float" office:value="0.781416244287975" calcext:value-type="float">
            <text:p>0,781416244287975</text:p>
          </table:table-cell>
          <table:table-cell table:style-name="ce5" table:formula="of:=(1-(1-EXP(-[.$I$2]*[.D71]))^3)^6" office:value-type="float" office:value="0.952474603891671" calcext:value-type="float">
            <text:p>0,952474603891671</text:p>
          </table:table-cell>
          <table:table-cell table:style-name="ce5" table:formula="of:=(1-(1-EXP(-[.$I$2]*[.D71]))^4)^6" office:value-type="float" office:value="0.990307208238281" calcext:value-type="float">
            <text:p>0,990307208238281</text:p>
          </table:table-cell>
          <table:table-cell table:style-name="ce5" table:formula="of:=(1-(1-EXP(-[.$I$2]*[.D71]))^5)^6" office:value-type="float" office:value="0.998048489263765" calcext:value-type="float">
            <text:p>0,998048489263765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table:formula="of:=POWER(EXP(-[.$I$2]*[.A72]);6)" office:value-type="float" office:value="0.239788019025325" calcext:value-type="float">
            <text:p>0,239788019025325</text:p>
          </table:table-cell>
          <table:table-cell table:style-name="ce3"/>
          <table:table-cell table:style-name="ce2" office:value-type="float" office:value="34" calcext:value-type="float">
            <text:p>34</text:p>
          </table:table-cell>
          <table:table-cell table:style-name="ce5" table:formula="of:=(1-(1-EXP(-[.$I$2]*[.D72]))^2)^6" office:value-type="float" office:value="0.759289478813858" calcext:value-type="float">
            <text:p>0,759289478813858</text:p>
          </table:table-cell>
          <table:table-cell table:style-name="ce5" table:formula="of:=(1-(1-EXP(-[.$I$2]*[.D72]))^3)^6" office:value-type="float" office:value="0.944332005635206" calcext:value-type="float">
            <text:p>0,944332005635206</text:p>
          </table:table-cell>
          <table:table-cell table:style-name="ce5" table:formula="of:=(1-(1-EXP(-[.$I$2]*[.D72]))^4)^6" office:value-type="float" office:value="0.987987079641066" calcext:value-type="float">
            <text:p>0,987987079641066</text:p>
          </table:table-cell>
          <table:table-cell table:style-name="ce5" table:formula="of:=(1-(1-EXP(-[.$I$2]*[.D72]))^5)^6" office:value-type="float" office:value="0.997445589290157" calcext:value-type="float">
            <text:p>0,997445589290157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table:formula="of:=POWER(EXP(-[.$I$2]*[.A73]);6)" office:value-type="float" office:value="0.220468599529016" calcext:value-type="float">
            <text:p>0,220468599529016</text:p>
          </table:table-cell>
          <table:table-cell table:style-name="ce3"/>
          <table:table-cell table:style-name="ce2" office:value-type="float" office:value="36" calcext:value-type="float">
            <text:p>36</text:p>
          </table:table-cell>
          <table:table-cell table:style-name="ce5" table:formula="of:=(1-(1-EXP(-[.$I$2]*[.D73]))^2)^6" office:value-type="float" office:value="0.736858310270324" calcext:value-type="float">
            <text:p>0,736858310270324</text:p>
          </table:table-cell>
          <table:table-cell table:style-name="ce5" table:formula="of:=(1-(1-EXP(-[.$I$2]*[.D73]))^3)^6" office:value-type="float" office:value="0.935487207396224" calcext:value-type="float">
            <text:p>0,935487207396224</text:p>
          </table:table-cell>
          <table:table-cell table:style-name="ce5" table:formula="of:=(1-(1-EXP(-[.$I$2]*[.D73]))^4)^6" office:value-type="float" office:value="0.985317822821752" calcext:value-type="float">
            <text:p>0,985317822821752</text:p>
          </table:table-cell>
          <table:table-cell table:style-name="ce5" table:formula="of:=(1-(1-EXP(-[.$I$2]*[.D73]))^5)^6" office:value-type="float" office:value="0.996713787369704" calcext:value-type="float">
            <text:p>0,996713787369704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formula="of:=POWER(EXP(-[.$I$2]*[.A74]);6)" office:value-type="float" office:value="0.202705721394496" calcext:value-type="float">
            <text:p>0,202705721394496</text:p>
          </table:table-cell>
          <table:table-cell table:style-name="ce3"/>
          <table:table-cell table:style-name="ce2" office:value-type="float" office:value="38" calcext:value-type="float">
            <text:p>38</text:p>
          </table:table-cell>
          <table:table-cell table:style-name="ce5" table:formula="of:=(1-(1-EXP(-[.$I$2]*[.D74]))^2)^6" office:value-type="float" office:value="0.714215908916531" calcext:value-type="float">
            <text:p>0,714215908916531</text:p>
          </table:table-cell>
          <table:table-cell table:style-name="ce5" table:formula="of:=(1-(1-EXP(-[.$I$2]*[.D74]))^3)^6" office:value-type="float" office:value="0.925948560128671" calcext:value-type="float">
            <text:p>0,925948560128671</text:p>
          </table:table-cell>
          <table:table-cell table:style-name="ce5" table:formula="of:=(1-(1-EXP(-[.$I$2]*[.D74]))^4)^6" office:value-type="float" office:value="0.982277641973088" calcext:value-type="float">
            <text:p>0,982277641973088</text:p>
          </table:table-cell>
          <table:table-cell table:style-name="ce5" table:formula="of:=(1-(1-EXP(-[.$I$2]*[.D74]))^5)^6" office:value-type="float" office:value="0.995837089009548" calcext:value-type="float">
            <text:p>0,995837089009548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table:formula="of:=POWER(EXP(-[.$I$2]*[.A75]);6)" office:value-type="float" office:value="0.18637397603941" calcext:value-type="float">
            <text:p>0,18637397603941</text:p>
          </table:table-cell>
          <table:table-cell table:style-name="ce3"/>
          <table:table-cell table:style-name="ce2" office:value-type="float" office:value="40" calcext:value-type="float">
            <text:p>40</text:p>
          </table:table-cell>
          <table:table-cell table:style-name="ce5" table:formula="of:=(1-(1-EXP(-[.$I$2]*[.D75]))^2)^6" office:value-type="float" office:value="0.691449557446373" calcext:value-type="float">
            <text:p>0,691449557446373</text:p>
          </table:table-cell>
          <table:table-cell table:style-name="ce5" table:formula="of:=(1-(1-EXP(-[.$I$2]*[.D75]))^3)^6" office:value-type="float" office:value="0.915728489173008" calcext:value-type="float">
            <text:p>0,915728489173008</text:p>
          </table:table-cell>
          <table:table-cell table:style-name="ce5" table:formula="of:=(1-(1-EXP(-[.$I$2]*[.D75]))^4)^6" office:value-type="float" office:value="0.978846189512984" calcext:value-type="float">
            <text:p>0,978846189512984</text:p>
          </table:table-cell>
          <table:table-cell table:style-name="ce5" table:formula="of:=(1-(1-EXP(-[.$I$2]*[.D75]))^5)^6" office:value-type="float" office:value="0.994799070097383" calcext:value-type="float">
            <text:p>0,994799070097383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table:formula="of:=POWER(EXP(-[.$I$2]*[.A76]);6)" office:value-type="float" office:value="0.171358058893357" calcext:value-type="float">
            <text:p>0,171358058893357</text:p>
          </table:table-cell>
          <table:table-cell table:style-name="ce3"/>
          <table:table-cell table:style-name="ce2" office:value-type="float" office:value="42" calcext:value-type="float">
            <text:p>42</text:p>
          </table:table-cell>
          <table:table-cell table:style-name="ce5" table:formula="of:=(1-(1-EXP(-[.$I$2]*[.D76]))^2)^6" office:value-type="float" office:value="0.668640600913456" calcext:value-type="float">
            <text:p>0,668640600913456</text:p>
          </table:table-cell>
          <table:table-cell table:style-name="ce5" table:formula="of:=(1-(1-EXP(-[.$I$2]*[.D76]))^3)^6" office:value-type="float" office:value="0.904843210386813" calcext:value-type="float">
            <text:p>0,904843210386813</text:p>
          </table:table-cell>
          <table:table-cell table:style-name="ce5" table:formula="of:=(1-(1-EXP(-[.$I$2]*[.D76]))^4)^6" office:value-type="float" office:value="0.975004714593263" calcext:value-type="float">
            <text:p>0,975004714593263</text:p>
          </table:table-cell>
          <table:table-cell table:style-name="ce5" table:formula="of:=(1-(1-EXP(-[.$I$2]*[.D76]))^5)^6" office:value-type="float" office:value="0.993582997878864" calcext:value-type="float">
            <text:p>0,993582997878864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table:formula="of:=POWER(EXP(-[.$I$2]*[.A77]);6)" office:value-type="float" office:value="0.157551955330342" calcext:value-type="float">
            <text:p>0,157551955330342</text:p>
          </table:table-cell>
          <table:table-cell table:style-name="ce3"/>
          <table:table-cell table:style-name="ce2" office:value-type="float" office:value="44" calcext:value-type="float">
            <text:p>44</text:p>
          </table:table-cell>
          <table:table-cell table:style-name="ce5" table:formula="of:=(1-(1-EXP(-[.$I$2]*[.D77]))^2)^6" office:value-type="float" office:value="0.64586445018333" calcext:value-type="float">
            <text:p>0,64586445018333</text:p>
          </table:table-cell>
          <table:table-cell table:style-name="ce5" table:formula="of:=(1-(1-EXP(-[.$I$2]*[.D77]))^3)^6" office:value-type="float" office:value="0.893312438046431" calcext:value-type="float">
            <text:p>0,893312438046431</text:p>
          </table:table-cell>
          <table:table-cell table:style-name="ce5" table:formula="of:=(1-(1-EXP(-[.$I$2]*[.D77]))^4)^6" office:value-type="float" office:value="0.970736193988056" calcext:value-type="float">
            <text:p>0,970736193988056</text:p>
          </table:table-cell>
          <table:table-cell table:style-name="ce5" table:formula="of:=(1-(1-EXP(-[.$I$2]*[.D77]))^5)^6" office:value-type="float" office:value="0.992171953545128" calcext:value-type="float">
            <text:p>0,992171953545128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table:formula="of:=POWER(EXP(-[.$I$2]*[.A78]);6)" office:value-type="float" office:value="0.144858192189619" calcext:value-type="float">
            <text:p>0,144858192189619</text:p>
          </table:table-cell>
          <table:table-cell table:style-name="ce3"/>
          <table:table-cell table:style-name="ce2" office:value-type="float" office:value="46" calcext:value-type="float">
            <text:p>46</text:p>
          </table:table-cell>
          <table:table-cell table:style-name="ce5" table:formula="of:=(1-(1-EXP(-[.$I$2]*[.D78]))^2)^6" office:value-type="float" office:value="0.623190632635984" calcext:value-type="float">
            <text:p>0,623190632635984</text:p>
          </table:table-cell>
          <table:table-cell table:style-name="ce5" table:formula="of:=(1-(1-EXP(-[.$I$2]*[.D78]))^3)^6" office:value-type="float" office:value="0.8811590864734" calcext:value-type="float">
            <text:p>0,8811590864734</text:p>
          </table:table-cell>
          <table:table-cell table:style-name="ce5" table:formula="of:=(1-(1-EXP(-[.$I$2]*[.D78]))^4)^6" office:value-type="float" office:value="0.966025445555809" calcext:value-type="float">
            <text:p>0,966025445555809</text:p>
          </table:table-cell>
          <table:table-cell table:style-name="ce5" table:formula="of:=(1-(1-EXP(-[.$I$2]*[.D78]))^5)^6" office:value-type="float" office:value="0.990548955429866" calcext:value-type="float">
            <text:p>0,990548955429866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table:formula="of:=POWER(EXP(-[.$I$2]*[.A79]);6)" office:value-type="float" office:value="0.133187149600571" calcext:value-type="float">
            <text:p>0,133187149600571</text:p>
          </table:table-cell>
          <table:table-cell table:style-name="ce3"/>
          <table:table-cell table:style-name="ce2" office:value-type="float" office:value="48" calcext:value-type="float">
            <text:p>48</text:p>
          </table:table-cell>
          <table:table-cell table:style-name="ce5" table:formula="of:=(1-(1-EXP(-[.$I$2]*[.D79]))^2)^6" office:value-type="float" office:value="0.600682884127002" calcext:value-type="float">
            <text:p>0,600682884127002</text:p>
          </table:table-cell>
          <table:table-cell table:style-name="ce5" table:formula="of:=(1-(1-EXP(-[.$I$2]*[.D79]))^3)^6" office:value-type="float" office:value="0.868408967444888" calcext:value-type="float">
            <text:p>0,868408967444888</text:p>
          </table:table-cell>
          <table:table-cell table:style-name="ce5" table:formula="of:=(1-(1-EXP(-[.$I$2]*[.D79]))^4)^6" office:value-type="float" office:value="0.960859224448755" calcext:value-type="float">
            <text:p>0,960859224448755</text:p>
          </table:table-cell>
          <table:table-cell table:style-name="ce5" table:formula="of:=(1-(1-EXP(-[.$I$2]*[.D79]))^5)^6" office:value-type="float" office:value="0.988697081890487" calcext:value-type="float">
            <text:p>0,988697081890487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table:formula="of:=POWER(EXP(-[.$I$2]*[.A80]);6)" office:value-type="float" office:value="0.122456428252982" calcext:value-type="float">
            <text:p>0,122456428252982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5" table:formula="of:=(1-(1-EXP(-[.$I$2]*[.D80]))^2)^6" office:value-type="float" office:value="0.578399276536649" calcext:value-type="float">
            <text:p>0,578399276536649</text:p>
          </table:table-cell>
          <table:table-cell table:style-name="ce5" table:formula="of:=(1-(1-EXP(-[.$I$2]*[.D80]))^3)^6" office:value-type="float" office:value="0.855090485499054" calcext:value-type="float">
            <text:p>0,855090485499054</text:p>
          </table:table-cell>
          <table:table-cell table:style-name="ce5" table:formula="of:=(1-(1-EXP(-[.$I$2]*[.D80]))^4)^6" office:value-type="float" office:value="0.955226302249037" calcext:value-type="float">
            <text:p>0,955226302249037</text:p>
          </table:table-cell>
          <table:table-cell table:style-name="ce5" table:formula="of:=(1-(1-EXP(-[.$I$2]*[.D80]))^5)^6" office:value-type="float" office:value="0.986599593009613" calcext:value-type="float">
            <text:p>0,986599593009613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table:formula="of:=POWER(EXP(-[.$I$2]*[.A81]);6)" office:value-type="float" office:value="0.112590267645562" calcext:value-type="float">
            <text:p>0,112590267645562</text:p>
          </table:table-cell>
          <table:table-cell table:style-name="ce3"/>
          <table:table-cell table:style-name="ce2" office:value-type="float" office:value="52" calcext:value-type="float">
            <text:p>52</text:p>
          </table:table-cell>
          <table:table-cell table:style-name="ce5" table:formula="of:=(1-(1-EXP(-[.$I$2]*[.D81]))^2)^6" office:value-type="float" office:value="0.556392375582313" calcext:value-type="float">
            <text:p>0,556392375582313</text:p>
          </table:table-cell>
          <table:table-cell table:style-name="ce5" table:formula="of:=(1-(1-EXP(-[.$I$2]*[.D81]))^3)^6" office:value-type="float" office:value="0.841234333250389" calcext:value-type="float">
            <text:p>0,841234333250389</text:p>
          </table:table-cell>
          <table:table-cell table:style-name="ce5" table:formula="of:=(1-(1-EXP(-[.$I$2]*[.D81]))^4)^6" office:value-type="float" office:value="0.949117529237615" calcext:value-type="float">
            <text:p>0,949117529237615</text:p>
          </table:table-cell>
          <table:table-cell table:style-name="ce5" table:formula="of:=(1-(1-EXP(-[.$I$2]*[.D81]))^5)^6" office:value-type="float" office:value="0.98424005030455" calcext:value-type="float">
            <text:p>0,98424005030455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table:formula="of:=POWER(EXP(-[.$I$2]*[.A82]);6)" office:value-type="float" office:value="0.103519011205445" calcext:value-type="float">
            <text:p>0,103519011205445</text:p>
          </table:table-cell>
          <table:table-cell table:style-name="ce3"/>
          <table:table-cell table:style-name="ce2" office:value-type="float" office:value="54" calcext:value-type="float">
            <text:p>54</text:p>
          </table:table-cell>
          <table:table-cell table:style-name="ce5" table:formula="of:=(1-(1-EXP(-[.$I$2]*[.D82]))^2)^6" office:value-type="float" office:value="0.534709423932622" calcext:value-type="float">
            <text:p>0,534709423932622</text:p>
          </table:table-cell>
          <table:table-cell table:style-name="ce5" table:formula="of:=(1-(1-EXP(-[.$I$2]*[.D82]))^3)^6" office:value-type="float" office:value="0.82687318879265" calcext:value-type="float">
            <text:p>0,82687318879265</text:p>
          </table:table-cell>
          <table:table-cell table:style-name="ce5" table:formula="of:=(1-(1-EXP(-[.$I$2]*[.D82]))^4)^6" office:value-type="float" office:value="0.942525880046847" calcext:value-type="float">
            <text:p>0,942525880046847</text:p>
          </table:table-cell>
          <table:table-cell table:style-name="ce5" table:formula="of:=(1-(1-EXP(-[.$I$2]*[.D82]))^5)^6" office:value-type="float" office:value="0.981602433676429" calcext:value-type="float">
            <text:p>0,981602433676429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table:formula="of:=POWER(EXP(-[.$I$2]*[.A83]);6)" office:value-type="float" office:value="0.0951786145023476" calcext:value-type="float">
            <text:p>0,095178614502348</text:p>
          </table:table-cell>
          <table:table-cell table:style-name="ce3"/>
          <table:table-cell table:style-name="ce2" office:value-type="float" office:value="56" calcext:value-type="float">
            <text:p>56</text:p>
          </table:table-cell>
          <table:table-cell table:style-name="ce5" table:formula="of:=(1-(1-EXP(-[.$I$2]*[.D83]))^2)^6" office:value-type="float" office:value="0.513392545033357" calcext:value-type="float">
            <text:p>0,513392545033357</text:p>
          </table:table-cell>
          <table:table-cell table:style-name="ce5" table:formula="of:=(1-(1-EXP(-[.$I$2]*[.D83]))^3)^6" office:value-type="float" office:value="0.812041417193927" calcext:value-type="float">
            <text:p>0,812041417193927</text:p>
          </table:table-cell>
          <table:table-cell table:style-name="ce5" table:formula="of:=(1-(1-EXP(-[.$I$2]*[.D83]))^4)^6" office:value-type="float" office:value="0.935446483006548" calcext:value-type="float">
            <text:p>0,935446483006548</text:p>
          </table:table-cell>
          <table:table-cell table:style-name="ce5" table:formula="of:=(1-(1-EXP(-[.$I$2]*[.D83]))^5)^6" office:value-type="float" office:value="0.978671254869904" calcext:value-type="float">
            <text:p>0,978671254869904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table:formula="of:=POWER(EXP(-[.$I$2]*[.A84]);6)" office:value-type="float" office:value="0.0875101930852871" calcext:value-type="float">
            <text:p>0,087510193085287</text:p>
          </table:table-cell>
          <table:table-cell table:style-name="ce3"/>
          <table:table-cell table:style-name="ce2" office:value-type="float" office:value="58" calcext:value-type="float">
            <text:p>58</text:p>
          </table:table-cell>
          <table:table-cell table:style-name="ce5" table:formula="of:=(1-(1-EXP(-[.$I$2]*[.D84]))^2)^6" office:value-type="float" office:value="0.492478963429818" calcext:value-type="float">
            <text:p>0,492478963429818</text:p>
          </table:table-cell>
          <table:table-cell table:style-name="ce5" table:formula="of:=(1-(1-EXP(-[.$I$2]*[.D84]))^3)^6" office:value-type="float" office:value="0.796774777985377" calcext:value-type="float">
            <text:p>0,796774777985377</text:p>
          </table:table-cell>
          <table:table-cell table:style-name="ce5" table:formula="of:=(1-(1-EXP(-[.$I$2]*[.D84]))^4)^6" office:value-type="float" office:value="0.927876633562861" calcext:value-type="float">
            <text:p>0,927876633562861</text:p>
          </table:table-cell>
          <table:table-cell table:style-name="ce5" table:formula="of:=(1-(1-EXP(-[.$I$2]*[.D84]))^5)^6" office:value-type="float" office:value="0.975431666750848" calcext:value-type="float">
            <text:p>0,975431666750848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table:formula="of:=POWER(EXP(-[.$I$2]*[.A85]);6)" office:value-type="float" office:value="0.0804596067495324" calcext:value-type="float">
            <text:p>0,080459606749532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5" table:formula="of:=(1-(1-EXP(-[.$I$2]*[.D85]))^2)^6" office:value-type="float" office:value="0.472001237741889" calcext:value-type="float">
            <text:p>0,472001237741889</text:p>
          </table:table-cell>
          <table:table-cell table:style-name="ce5" table:formula="of:=(1-(1-EXP(-[.$I$2]*[.D85]))^3)^6" office:value-type="float" office:value="0.781110140417374" calcext:value-type="float">
            <text:p>0,781110140417374</text:p>
          </table:table-cell>
          <table:table-cell table:style-name="ce5" table:formula="of:=(1-(1-EXP(-[.$I$2]*[.D85]))^4)^6" office:value-type="float" office:value="0.919815792226095" calcext:value-type="float">
            <text:p>0,919815792226095</text:p>
          </table:table-cell>
          <table:table-cell table:style-name="ce5" table:formula="of:=(1-(1-EXP(-[.$I$2]*[.D85]))^5)^6" office:value-type="float" office:value="0.971869567745202" calcext:value-type="float">
            <text:p>0,97186956774520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table:formula="of:=POWER(EXP(-[.$I$2]*[.A86]);6)" office:value-type="float" office:value="0.0739770772986424" calcext:value-type="float">
            <text:p>0,073977077298642</text:p>
          </table:table-cell>
          <table:table-cell table:style-name="ce3"/>
          <table:table-cell table:style-name="ce2" office:value-type="float" office:value="62" calcext:value-type="float">
            <text:p>62</text:p>
          </table:table-cell>
          <table:table-cell table:style-name="ce5" table:formula="of:=(1-(1-EXP(-[.$I$2]*[.D86]))^2)^6" office:value-type="float" office:value="0.451987502812469" calcext:value-type="float">
            <text:p>0,451987502812469</text:p>
          </table:table-cell>
          <table:table-cell table:style-name="ce5" table:formula="of:=(1-(1-EXP(-[.$I$2]*[.D86]))^3)^6" office:value-type="float" office:value="0.765085208109677" calcext:value-type="float">
            <text:p>0,765085208109677</text:p>
          </table:table-cell>
          <table:table-cell table:style-name="ce5" table:formula="of:=(1-(1-EXP(-[.$I$2]*[.D86]))^4)^6" office:value-type="float" office:value="0.911265567584756" calcext:value-type="float">
            <text:p>0,911265567584756</text:p>
          </table:table-cell>
          <table:table-cell table:style-name="ce5" table:formula="of:=(1-(1-EXP(-[.$I$2]*[.D86]))^5)^6" office:value-type="float" office:value="0.967971700818545" calcext:value-type="float">
            <text:p>0,967971700818545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table:formula="of:=POWER(EXP(-[.$I$2]*[.A87]);6)" office:value-type="float" office:value="0.0680168371029369" calcext:value-type="float">
            <text:p>0,068016837102937</text:p>
          </table:table-cell>
          <table:table-cell table:style-name="ce3"/>
          <table:table-cell table:style-name="ce2" office:value-type="float" office:value="64" calcext:value-type="float">
            <text:p>64</text:p>
          </table:table-cell>
          <table:table-cell table:style-name="ce5" table:formula="of:=(1-(1-EXP(-[.$I$2]*[.D87]))^2)^6" office:value-type="float" office:value="0.432461717903288" calcext:value-type="float">
            <text:p>0,432461717903288</text:p>
          </table:table-cell>
          <table:table-cell table:style-name="ce5" table:formula="of:=(1-(1-EXP(-[.$I$2]*[.D87]))^3)^6" office:value-type="float" office:value="0.748738254560055" calcext:value-type="float">
            <text:p>0,748738254560055</text:p>
          </table:table-cell>
          <table:table-cell table:style-name="ce5" table:formula="of:=(1-(1-EXP(-[.$I$2]*[.D87]))^4)^6" office:value-type="float" office:value="0.902229685005545" calcext:value-type="float">
            <text:p>0,902229685005545</text:p>
          </table:table-cell>
          <table:table-cell table:style-name="ce5" table:formula="of:=(1-(1-EXP(-[.$I$2]*[.D87]))^5)^6" office:value-type="float" office:value="0.96372574641424" calcext:value-type="float">
            <text:p>0,96372574641424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table:formula="of:=POWER(EXP(-[.$I$2]*[.A88]);6)" office:value-type="float" office:value="0.0625368059731707" calcext:value-type="float">
            <text:p>0,062536805973171</text:p>
          </table:table-cell>
          <table:table-cell table:style-name="ce3"/>
          <table:table-cell table:style-name="ce2" office:value-type="float" office:value="66" calcext:value-type="float">
            <text:p>66</text:p>
          </table:table-cell>
          <table:table-cell table:style-name="ce5" table:formula="of:=(1-(1-EXP(-[.$I$2]*[.D88]))^2)^6" office:value-type="float" office:value="0.413443918151732" calcext:value-type="float">
            <text:p>0,413443918151732</text:p>
          </table:table-cell>
          <table:table-cell table:style-name="ce5" table:formula="of:=(1-(1-EXP(-[.$I$2]*[.D88]))^3)^6" office:value-type="float" office:value="0.732107870803389" calcext:value-type="float">
            <text:p>0,732107870803389</text:p>
          </table:table-cell>
          <table:table-cell table:style-name="ce5" table:formula="of:=(1-(1-EXP(-[.$I$2]*[.D88]))^4)^6" office:value-type="float" office:value="0.892713941720404" calcext:value-type="float">
            <text:p>0,892713941720404</text:p>
          </table:table-cell>
          <table:table-cell table:style-name="ce5" table:formula="of:=(1-(1-EXP(-[.$I$2]*[.D88]))^5)^6" office:value-type="float" office:value="0.959120408809069" calcext:value-type="float">
            <text:p>0,959120408809069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table:formula="of:=POWER(EXP(-[.$I$2]*[.A89]);6)" office:value-type="float" office:value="0.0574982940680895" calcext:value-type="float">
            <text:p>0,05749829406809</text:p>
          </table:table-cell>
          <table:table-cell table:style-name="ce3"/>
          <table:table-cell table:style-name="ce2" office:value-type="float" office:value="68" calcext:value-type="float">
            <text:p>68</text:p>
          </table:table-cell>
          <table:table-cell table:style-name="ce5" table:formula="of:=(1-(1-EXP(-[.$I$2]*[.D89]))^2)^6" office:value-type="float" office:value="0.394950466825842" calcext:value-type="float">
            <text:p>0,394950466825842</text:p>
          </table:table-cell>
          <table:table-cell table:style-name="ce5" table:formula="of:=(1-(1-EXP(-[.$I$2]*[.D89]))^3)^6" office:value-type="float" office:value="0.715232726334268" calcext:value-type="float">
            <text:p>0,715232726334268</text:p>
          </table:table-cell>
          <table:table-cell table:style-name="ce5" table:formula="of:=(1-(1-EXP(-[.$I$2]*[.D89]))^4)^6" office:value-type="float" office:value="0.882726149079763" calcext:value-type="float">
            <text:p>0,882726149079763</text:p>
          </table:table-cell>
          <table:table-cell table:style-name="ce5" table:formula="of:=(1-(1-EXP(-[.$I$2]*[.D89]))^5)^6" office:value-type="float" office:value="0.954145495389719" calcext:value-type="float">
            <text:p>0,954145495389719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table:formula="of:=POWER(EXP(-[.$I$2]*[.A90]);6)" office:value-type="float" office:value="0.0528657287383504" calcext:value-type="float">
            <text:p>0,05286572873835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5" table:formula="of:=(1-(1-EXP(-[.$I$2]*[.D90]))^2)^6" office:value-type="float" office:value="0.376994306220426" calcext:value-type="float">
            <text:p>0,376994306220426</text:p>
          </table:table-cell>
          <table:table-cell table:style-name="ce5" table:formula="of:=(1-(1-EXP(-[.$I$2]*[.D90]))^3)^6" office:value-type="float" office:value="0.698151344224364" calcext:value-type="float">
            <text:p>0,698151344224364</text:p>
          </table:table-cell>
          <table:table-cell table:style-name="ce5" table:formula="of:=(1-(1-EXP(-[.$I$2]*[.D90]))^4)^6" office:value-type="float" office:value="0.872276062823787" calcext:value-type="float">
            <text:p>0,872276062823787</text:p>
          </table:table-cell>
          <table:table-cell table:style-name="ce5" table:formula="of:=(1-(1-EXP(-[.$I$2]*[.D90]))^5)^6" office:value-type="float" office:value="0.948791988401609" calcext:value-type="float">
            <text:p>0,948791988401609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table:formula="of:=POWER(EXP(-[.$I$2]*[.A91]);6)" office:value-type="float" office:value="0.0486064033782856" calcext:value-type="float">
            <text:p>0,048606403378286</text:p>
          </table:table-cell>
          <table:table-cell table:style-name="ce3"/>
          <table:table-cell table:style-name="ce2" office:value-type="float" office:value="72" calcext:value-type="float">
            <text:p>72</text:p>
          </table:table-cell>
          <table:table-cell table:style-name="ce5" table:formula="of:=(1-(1-EXP(-[.$I$2]*[.D91]))^2)^6" office:value-type="float" office:value="0.359585205324288" calcext:value-type="float">
            <text:p>0,359585205324288</text:p>
          </table:table-cell>
          <table:table-cell table:style-name="ce5" table:formula="of:=(1-(1-EXP(-[.$I$2]*[.D91]))^3)^6" office:value-type="float" office:value="0.68090189118448" calcext:value-type="float">
            <text:p>0,68090189118448</text:p>
          </table:table-cell>
          <table:table-cell table:style-name="ce5" table:formula="of:=(1-(1-EXP(-[.$I$2]*[.D91]))^4)^6" office:value-type="float" office:value="0.861375302289177" calcext:value-type="float">
            <text:p>0,861375302289177</text:p>
          </table:table-cell>
          <table:table-cell table:style-name="ce5" table:formula="of:=(1-(1-EXP(-[.$I$2]*[.D91]))^5)^6" office:value-type="float" office:value="0.943052108773607" calcext:value-type="float">
            <text:p>0,943052108773607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table:formula="of:=POWER(EXP(-[.$I$2]*[.A92]);6)" office:value-type="float" office:value="0.0446902465123634" calcext:value-type="float">
            <text:p>0,044690246512364</text:p>
          </table:table-cell>
          <table:table-cell table:style-name="ce3"/>
          <table:table-cell table:style-name="ce2" office:value-type="float" office:value="74" calcext:value-type="float">
            <text:p>74</text:p>
          </table:table-cell>
          <table:table-cell table:style-name="ce5" table:formula="of:=(1-(1-EXP(-[.$I$2]*[.D92]))^2)^6" office:value-type="float" office:value="0.342730002656036" calcext:value-type="float">
            <text:p>0,342730002656036</text:p>
          </table:table-cell>
          <table:table-cell table:style-name="ce5" table:formula="of:=(1-(1-EXP(-[.$I$2]*[.D92]))^3)^6" office:value-type="float" office:value="0.663521983142984" calcext:value-type="float">
            <text:p>0,663521983142984</text:p>
          </table:table-cell>
          <table:table-cell table:style-name="ce5" table:formula="of:=(1-(1-EXP(-[.$I$2]*[.D92]))^4)^6" office:value-type="float" office:value="0.850037259526434" calcext:value-type="float">
            <text:p>0,850037259526434</text:p>
          </table:table-cell>
          <table:table-cell table:style-name="ce5" table:formula="of:=(1-(1-EXP(-[.$I$2]*[.D92]))^5)^6" office:value-type="float" office:value="0.936919371677947" calcext:value-type="float">
            <text:p>0,936919371677947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table:formula="of:=POWER(EXP(-[.$I$2]*[.A93]);6)" office:value-type="float" office:value="0.0410896094860631" calcext:value-type="float">
            <text:p>0,041089609486063</text:p>
          </table:table-cell>
          <table:table-cell table:style-name="ce3"/>
          <table:table-cell table:style-name="ce2" office:value-type="float" office:value="76" calcext:value-type="float">
            <text:p>76</text:p>
          </table:table-cell>
          <table:table-cell table:style-name="ce5" table:formula="of:=(1-(1-EXP(-[.$I$2]*[.D93]))^2)^6" office:value-type="float" office:value="0.326432842913617" calcext:value-type="float">
            <text:p>0,326432842913617</text:p>
          </table:table-cell>
          <table:table-cell table:style-name="ce5" table:formula="of:=(1-(1-EXP(-[.$I$2]*[.D93]))^3)^6" office:value-type="float" office:value="0.646048506739788" calcext:value-type="float">
            <text:p>0,646048506739788</text:p>
          </table:table-cell>
          <table:table-cell table:style-name="ce5" table:formula="of:=(1-(1-EXP(-[.$I$2]*[.D93]))^4)^6" office:value-type="float" office:value="0.838276999350541" calcext:value-type="float">
            <text:p>0,838276999350541</text:p>
          </table:table-cell>
          <table:table-cell table:style-name="ce5" table:formula="of:=(1-(1-EXP(-[.$I$2]*[.D93]))^5)^6" office:value-type="float" office:value="0.930388633543935" calcext:value-type="float">
            <text:p>0,930388633543935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table:formula="of:=POWER(EXP(-[.$I$2]*[.A94]);6)" office:value-type="float" office:value="0.0377790712622291" calcext:value-type="float">
            <text:p>0,037779071262229</text:p>
          </table:table-cell>
          <table:table-cell table:style-name="ce3"/>
          <table:table-cell table:style-name="ce2" office:value-type="float" office:value="78" calcext:value-type="float">
            <text:p>78</text:p>
          </table:table-cell>
          <table:table-cell table:style-name="ce5" table:formula="of:=(1-(1-EXP(-[.$I$2]*[.D94]))^2)^6" office:value-type="float" office:value="0.310695406310561" calcext:value-type="float">
            <text:p>0,310695406310561</text:p>
          </table:table-cell>
          <table:table-cell table:style-name="ce5" table:formula="of:=(1-(1-EXP(-[.$I$2]*[.D94]))^3)^6" office:value-type="float" office:value="0.628517456970142" calcext:value-type="float">
            <text:p>0,628517456970142</text:p>
          </table:table-cell>
          <table:table-cell table:style-name="ce5" table:formula="of:=(1-(1-EXP(-[.$I$2]*[.D94]))^4)^6" office:value-type="float" office:value="0.826111151385848" calcext:value-type="float">
            <text:p>0,826111151385848</text:p>
          </table:table-cell>
          <table:table-cell table:style-name="ce5" table:formula="of:=(1-(1-EXP(-[.$I$2]*[.D94]))^5)^6" office:value-type="float" office:value="0.923456130306417" calcext:value-type="float">
            <text:p>0,923456130306417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table:formula="of:=POWER(EXP(-[.$I$2]*[.A95]);6)" office:value-type="float" office:value="0.0347352589447386" calcext:value-type="float">
            <text:p>0,034735258944739</text:p>
          </table:table-cell>
          <table:table-cell table:style-name="ce3"/>
          <table:table-cell table:style-name="ce2" office:value-type="float" office:value="80" calcext:value-type="float">
            <text:p>80</text:p>
          </table:table-cell>
          <table:table-cell table:style-name="ce5" table:formula="of:=(1-(1-EXP(-[.$I$2]*[.D95]))^2)^6" office:value-type="float" office:value="0.295517129680183" calcext:value-type="float">
            <text:p>0,295517129680183</text:p>
          </table:table-cell>
          <table:table-cell table:style-name="ce5" table:formula="of:=(1-(1-EXP(-[.$I$2]*[.D95]))^3)^6" office:value-type="float" office:value="0.610963791057005" calcext:value-type="float">
            <text:p>0,610963791057005</text:p>
          </table:table-cell>
          <table:table-cell table:style-name="ce5" table:formula="of:=(1-(1-EXP(-[.$I$2]*[.D95]))^4)^6" office:value-type="float" office:value="0.813557795193133" calcext:value-type="float">
            <text:p>0,813557795193133</text:p>
          </table:table-cell>
          <table:table-cell table:style-name="ce5" table:formula="of:=(1-(1-EXP(-[.$I$2]*[.D95]))^5)^6" office:value-type="float" office:value="0.916119506734863" calcext:value-type="float">
            <text:p>0,916119506734863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table:formula="of:=POWER(EXP(-[.$I$2]*[.A96]);6)" office:value-type="float" office:value="0.0319366827623504" calcext:value-type="float">
            <text:p>0,03193668276235</text:p>
          </table:table-cell>
          <table:table-cell table:style-name="ce3"/>
          <table:table-cell table:style-name="ce2" office:value-type="float" office:value="82" calcext:value-type="float">
            <text:p>82</text:p>
          </table:table-cell>
          <table:table-cell table:style-name="ce5" table:formula="of:=(1-(1-EXP(-[.$I$2]*[.D96]))^2)^6" office:value-type="float" office:value="0.280895418618187" calcext:value-type="float">
            <text:p>0,280895418618187</text:p>
          </table:table-cell>
          <table:table-cell table:style-name="ce5" table:formula="of:=(1-(1-EXP(-[.$I$2]*[.D96]))^3)^6" office:value-type="float" office:value="0.593421298485854" calcext:value-type="float">
            <text:p>0,593421298485854</text:p>
          </table:table-cell>
          <table:table-cell table:style-name="ce5" table:formula="of:=(1-(1-EXP(-[.$I$2]*[.D96]))^4)^6" office:value-type="float" office:value="0.800636339583104" calcext:value-type="float">
            <text:p>0,800636339583104</text:p>
          </table:table-cell>
          <table:table-cell table:style-name="ce5" table:formula="of:=(1-(1-EXP(-[.$I$2]*[.D96]))^5)^6" office:value-type="float" office:value="0.908377836755677" calcext:value-type="float">
            <text:p>0,908377836755677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table:formula="of:=POWER(EXP(-[.$I$2]*[.A97]);6)" office:value-type="float" office:value="0.0293635843476993" calcext:value-type="float">
            <text:p>0,029363584347699</text:p>
          </table:table-cell>
          <table:table-cell table:style-name="ce3"/>
          <table:table-cell table:style-name="ce2" office:value-type="float" office:value="84" calcext:value-type="float">
            <text:p>84</text:p>
          </table:table-cell>
          <table:table-cell table:style-name="ce5" table:formula="of:=(1-(1-EXP(-[.$I$2]*[.D97]))^2)^6" office:value-type="float" office:value="0.2668258501048" calcext:value-type="float">
            <text:p>0,2668258501048</text:p>
          </table:table-cell>
          <table:table-cell table:style-name="ce5" table:formula="of:=(1-(1-EXP(-[.$I$2]*[.D97]))^3)^6" office:value-type="float" office:value="0.575922487002704" calcext:value-type="float">
            <text:p>0,575922487002704</text:p>
          </table:table-cell>
          <table:table-cell table:style-name="ce5" table:formula="of:=(1-(1-EXP(-[.$I$2]*[.D97]))^4)^6" office:value-type="float" office:value="0.787367397225872" calcext:value-type="float">
            <text:p>0,787367397225872</text:p>
          </table:table-cell>
          <table:table-cell table:style-name="ce5" table:formula="of:=(1-(1-EXP(-[.$I$2]*[.D97]))^5)^6" office:value-type="float" office:value="0.900231634748332" calcext:value-type="float">
            <text:p>0,900231634748332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table:formula="of:=POWER(EXP(-[.$I$2]*[.A98]);6)" office:value-type="float" office:value="0.0269977972402604" calcext:value-type="float">
            <text:p>0,02699779724026</text:p>
          </table:table-cell>
          <table:table-cell table:style-name="ce3"/>
          <table:table-cell table:style-name="ce2" office:value-type="float" office:value="86" calcext:value-type="float">
            <text:p>86</text:p>
          </table:table-cell>
          <table:table-cell table:style-name="ce5" table:formula="of:=(1-(1-EXP(-[.$I$2]*[.D98]))^2)^6" office:value-type="float" office:value="0.253302365200661" calcext:value-type="float">
            <text:p>0,253302365200661</text:p>
          </table:table-cell>
          <table:table-cell table:style-name="ce5" table:formula="of:=(1-(1-EXP(-[.$I$2]*[.D98]))^3)^6" office:value-type="float" office:value="0.558498484255297" calcext:value-type="float">
            <text:p>0,558498484255297</text:p>
          </table:table-cell>
          <table:table-cell table:style-name="ce5" table:formula="of:=(1-(1-EXP(-[.$I$2]*[.D98]))^4)^6" office:value-type="float" office:value="0.773772655660541" calcext:value-type="float">
            <text:p>0,773772655660541</text:p>
          </table:table-cell>
          <table:table-cell table:style-name="ce5" table:formula="of:=(1-(1-EXP(-[.$I$2]*[.D98]))^5)^6" office:value-type="float" office:value="0.891682857864158" calcext:value-type="float">
            <text:p>0,891682857864158</text:p>
          </table:table-cell>
          <table:table-cell/>
          <table:table-cell table:style-name="ce2" office:value-type="float" office:value="86" calcext:value-type="float">
            <text:p>86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table:formula="of:=POWER(EXP(-[.$I$2]*[.A99]);6)" office:value-type="float" office:value="0.0248226186284141" calcext:value-type="float">
            <text:p>0,024822618628414</text:p>
          </table:table-cell>
          <table:table-cell table:style-name="ce3"/>
          <table:table-cell table:style-name="ce2" office:value-type="float" office:value="88" calcext:value-type="float">
            <text:p>88</text:p>
          </table:table-cell>
          <table:table-cell table:style-name="ce5" table:formula="of:=(1-(1-EXP(-[.$I$2]*[.D99]))^2)^6" office:value-type="float" office:value="0.240317451546879" calcext:value-type="float">
            <text:p>0,240317451546879</text:p>
          </table:table-cell>
          <table:table-cell table:style-name="ce5" table:formula="of:=(1-(1-EXP(-[.$I$2]*[.D99]))^3)^6" office:value-type="float" office:value="0.541178954649596" calcext:value-type="float">
            <text:p>0,541178954649596</text:p>
          </table:table-cell>
          <table:table-cell table:style-name="ce5" table:formula="of:=(1-(1-EXP(-[.$I$2]*[.D99]))^4)^6" office:value-type="float" office:value="0.759874745793202" calcext:value-type="float">
            <text:p>0,759874745793202</text:p>
          </table:table-cell>
          <table:table-cell table:style-name="ce5" table:formula="of:=(1-(1-EXP(-[.$I$2]*[.D99]))^5)^6" office:value-type="float" office:value="0.882734899484565" calcext:value-type="float">
            <text:p>0,882734899484565</text:p>
          </table:table-cell>
          <table:table-cell/>
          <table:table-cell table:style-name="ce2" office:value-type="float" office:value="88" calcext:value-type="float">
            <text:p>88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table:formula="of:=POWER(EXP(-[.$I$2]*[.A100]);6)" office:value-type="float" office:value="0.022822691425093" calcext:value-type="float">
            <text:p>0,022822691425093</text:p>
          </table:table-cell>
          <table:table-cell table:style-name="ce3"/>
          <table:table-cell table:style-name="ce2" office:value-type="float" office:value="90" calcext:value-type="float">
            <text:p>90</text:p>
          </table:table-cell>
          <table:table-cell table:style-name="ce5" table:formula="of:=(1-(1-EXP(-[.$I$2]*[.D100]))^2)^6" office:value-type="float" office:value="0.227862315520114" calcext:value-type="float">
            <text:p>0,227862315520114</text:p>
          </table:table-cell>
          <table:table-cell table:style-name="ce5" table:formula="of:=(1-(1-EXP(-[.$I$2]*[.D100]))^3)^6" office:value-type="float" office:value="0.523992030898815" calcext:value-type="float">
            <text:p>0,523992030898815</text:p>
          </table:table-cell>
          <table:table-cell table:style-name="ce5" table:formula="of:=(1-(1-EXP(-[.$I$2]*[.D100]))^4)^6" office:value-type="float" office:value="0.745697108945963" calcext:value-type="float">
            <text:p>0,745697108945963</text:p>
          </table:table-cell>
          <table:table-cell table:style-name="ce5" table:formula="of:=(1-(1-EXP(-[.$I$2]*[.D100]))^5)^6" office:value-type="float" office:value="0.873392574002091" calcext:value-type="float">
            <text:p>0,873392574002091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table:formula="of:=POWER(EXP(-[.$I$2]*[.A101]);6)" office:value-type="float" office:value="0.0209838958444447" calcext:value-type="float">
            <text:p>0,020983895844445</text:p>
          </table:table-cell>
          <table:table-cell table:style-name="ce3"/>
          <table:table-cell table:style-name="ce2" office:value-type="float" office:value="92" calcext:value-type="float">
            <text:p>92</text:p>
          </table:table-cell>
          <table:table-cell table:style-name="ce5" table:formula="of:=(1-(1-EXP(-[.$I$2]*[.D101]))^2)^6" office:value-type="float" office:value="0.215927043999023" calcext:value-type="float">
            <text:p>0,215927043999023</text:p>
          </table:table-cell>
          <table:table-cell table:style-name="ce5" table:formula="of:=(1-(1-EXP(-[.$I$2]*[.D101]))^3)^6" office:value-type="float" office:value="0.506964259660448" calcext:value-type="float">
            <text:p>0,506964259660448</text:p>
          </table:table-cell>
          <table:table-cell table:style-name="ce5" table:formula="of:=(1-(1-EXP(-[.$I$2]*[.D101]))^4)^6" office:value-type="float" office:value="0.731263863484816" calcext:value-type="float">
            <text:p>0,731263863484816</text:p>
          </table:table-cell>
          <table:table-cell table:style-name="ce5" table:formula="of:=(1-(1-EXP(-[.$I$2]*[.D101]))^5)^6" office:value-type="float" office:value="0.863662093172264" calcext:value-type="float">
            <text:p>0,863662093172264</text:p>
          </table:table-cell>
          <table:table-cell/>
          <table:table-cell table:style-name="ce2" office:value-type="float" office:value="92" calcext:value-type="float">
            <text:p>92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table:formula="of:=POWER(EXP(-[.$I$2]*[.A102]);6)" office:value-type="float" office:value="0.019293249714027" calcext:value-type="float">
            <text:p>0,019293249714027</text:p>
          </table:table-cell>
          <table:table-cell table:style-name="ce3"/>
          <table:table-cell table:style-name="ce2" office:value-type="float" office:value="94" calcext:value-type="float">
            <text:p>94</text:p>
          </table:table-cell>
          <table:table-cell table:style-name="ce5" table:formula="of:=(1-(1-EXP(-[.$I$2]*[.D102]))^2)^6" office:value-type="float" office:value="0.204500755790108" calcext:value-type="float">
            <text:p>0,204500755790108</text:p>
          </table:table-cell>
          <table:table-cell table:style-name="ce5" table:formula="of:=(1-(1-EXP(-[.$I$2]*[.D102]))^3)^6" office:value-type="float" office:value="0.490120560587741" calcext:value-type="float">
            <text:p>0,490120560587741</text:p>
          </table:table-cell>
          <table:table-cell table:style-name="ce5" table:formula="of:=(1-(1-EXP(-[.$I$2]*[.D102]))^4)^6" office:value-type="float" office:value="0.716599672010914" calcext:value-type="float">
            <text:p>0,716599672010914</text:p>
          </table:table-cell>
          <table:table-cell table:style-name="ce5" table:formula="of:=(1-(1-EXP(-[.$I$2]*[.D102]))^5)^6" office:value-type="float" office:value="0.853551034346109" calcext:value-type="float">
            <text:p>0,853551034346109</text:p>
          </table:table-cell>
          <table:table-cell/>
          <table:table-cell table:style-name="ce2" office:value-type="float" office:value="94" calcext:value-type="float">
            <text:p>94</text:p>
          </table:table-cell>
          <table:table-cell table:style-name="ce5" table:number-columns-repeated="4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table:formula="of:=POWER(EXP(-[.$I$2]*[.A103]);6)" office:value-type="float" office:value="0.0177388168187248" calcext:value-type="float">
            <text:p>0,017738816818725</text:p>
          </table:table-cell>
          <table:table-cell table:style-name="ce3"/>
          <table:table-cell table:style-name="ce2" office:value-type="float" office:value="96" calcext:value-type="float">
            <text:p>96</text:p>
          </table:table-cell>
          <table:table-cell table:style-name="ce5" table:formula="of:=(1-(1-EXP(-[.$I$2]*[.D103]))^2)^6" office:value-type="float" office:value="0.193571742839899" calcext:value-type="float">
            <text:p>0,193571742839899</text:p>
          </table:table-cell>
          <table:table-cell table:style-name="ce5" table:formula="of:=(1-(1-EXP(-[.$I$2]*[.D103]))^3)^6" office:value-type="float" office:value="0.473484198065543" calcext:value-type="float">
            <text:p>0,473484198065543</text:p>
          </table:table-cell>
          <table:table-cell table:style-name="ce5" table:formula="of:=(1-(1-EXP(-[.$I$2]*[.D103]))^4)^6" office:value-type="float" office:value="0.701729610049145" calcext:value-type="float">
            <text:p>0,701729610049145</text:p>
          </table:table-cell>
          <table:table-cell table:style-name="ce5" table:formula="of:=(1-(1-EXP(-[.$I$2]*[.D103]))^5)^6" office:value-type="float" office:value="0.843068300951342" calcext:value-type="float">
            <text:p>0,843068300951342</text:p>
          </table:table-cell>
          <table:table-cell/>
          <table:table-cell table:style-name="ce2" office:value-type="float" office:value="96" calcext:value-type="float">
            <text:p>96</text:p>
          </table:table-cell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table:formula="of:=POWER(EXP(-[.$I$2]*[.A104]);6)" office:value-type="float" office:value="0.0163096226292814" calcext:value-type="float">
            <text:p>0,016309622629282</text:p>
          </table:table-cell>
          <table:table-cell table:style-name="ce3"/>
          <table:table-cell table:style-name="ce2" office:value-type="float" office:value="98" calcext:value-type="float">
            <text:p>98</text:p>
          </table:table-cell>
          <table:table-cell table:style-name="ce5" table:formula="of:=(1-(1-EXP(-[.$I$2]*[.D104]))^2)^6" office:value-type="float" office:value="0.183127601427417" calcext:value-type="float">
            <text:p>0,183127601427417</text:p>
          </table:table-cell>
          <table:table-cell table:style-name="ce5" table:formula="of:=(1-(1-EXP(-[.$I$2]*[.D104]))^3)^6" office:value-type="float" office:value="0.457076764855835" calcext:value-type="float">
            <text:p>0,457076764855835</text:p>
          </table:table-cell>
          <table:table-cell table:style-name="ce5" table:formula="of:=(1-(1-EXP(-[.$I$2]*[.D104]))^4)^6" office:value-type="float" office:value="0.686679037110618" calcext:value-type="float">
            <text:p>0,686679037110618</text:p>
          </table:table-cell>
          <table:table-cell table:style-name="ce5" table:formula="of:=(1-(1-EXP(-[.$I$2]*[.D104]))^5)^6" office:value-type="float" office:value="0.832224075644457" calcext:value-type="float">
            <text:p>0,832224075644457</text:p>
          </table:table-cell>
          <table:table-cell/>
          <table:table-cell table:style-name="ce2" office:value-type="float" office:value="98" calcext:value-type="float">
            <text:p>98</text:p>
          </table:table-cell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table:formula="of:=POWER(EXP(-[.$I$2]*[.A105]);6)" office:value-type="float" office:value="0.0149955768204777" calcext:value-type="float">
            <text:p>0,014995576820478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5" table:formula="of:=(1-(1-EXP(-[.$I$2]*[.D105]))^2)^6" office:value-type="float" office:value="0.173155353587186" calcext:value-type="float">
            <text:p>0,173155353587186</text:p>
          </table:table-cell>
          <table:table-cell table:style-name="ce5" table:formula="of:=(1-(1-EXP(-[.$I$2]*[.D105]))^3)^6" office:value-type="float" office:value="0.440918176845041" calcext:value-type="float">
            <text:p>0,440918176845041</text:p>
          </table:table-cell>
          <table:table-cell table:style-name="ce5" table:formula="of:=(1-(1-EXP(-[.$I$2]*[.D105]))^4)^6" office:value-type="float" office:value="0.671473470942864" calcext:value-type="float">
            <text:p>0,671473470942864</text:p>
          </table:table-cell>
          <table:table-cell table:style-name="ce5" table:formula="of:=(1-(1-EXP(-[.$I$2]*[.D105]))^5)^6" office:value-type="float" office:value="0.821029766605166" calcext:value-type="float">
            <text:p>0,821029766605166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5" table:number-columns-repeated="4"/>
          <table:table-cell table:number-columns-repeated="101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office:forms form:automatic-focus="false" form:apply-design-mode="false"/>
        <table:shapes>
          <draw:frame draw:z-index="0" draw:name="Chart 1" draw:style-name="gr1" draw:text-style-name="P1" svg:width="159.68mm" svg:height="90.04mm" svg:x="22.73mm" svg:y="78.92mm">
            <draw:object draw:notify-on-update-of-ranges="Лист2.A9:Лист2.A9 Лист2.B9:Лист2.E9 Лист2.A10:Лист2.A10 Лист2.B10:Лист2.E10 Лист2.A11:Лист2.A11 Лист2.B11:Лист2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7" table:default-cell-style-name="ce4"/>
        <table:table-column table:style-name="co1" table:number-columns-repeated="767" table:default-cell-style-name="Default"/>
        <table:table-row table:style-name="ro2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m</text:p>
          </table:table-cell>
          <table:table-cell table:style-name="ce17" office:value-type="string" calcext:value-type="string">
            <text:p>λ</text:p>
          </table:table-cell>
          <table:table-cell table:style-name="ce17" office:value-type="string" calcext:value-type="string">
            <text:p>λ0</text:p>
          </table:table-cell>
          <table:table-cell table:number-columns-repeated="102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0.007" calcext:value-type="float">
            <text:p>0,007</text:p>
          </table:table-cell>
          <table:table-cell table:style-name="ce18" table:formula="of:=[.C2]*6" office:value-type="float" office:value="0.042" calcext:value-type="float">
            <text:p>0,04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1020"/>
        </table:table-row>
        <table:table-row table:style-name="ro2"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020"/>
        </table:table-row>
        <table:table-row table:style-name="ro2"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О.П.</text:p>
          </table:table-cell>
          <table:table-cell table:style-name="ce16" table:formula="of:=(1/[.$D$2])*(1+0.5)" office:value-type="float" office:value="35.7142857142857" calcext:value-type="float">
            <text:p>35,7142857142857</text:p>
          </table:table-cell>
          <table:table-cell table:style-name="ce16" table:formula="of:=(1/[.$D$2])*(1+0.5+0.33)" office:value-type="float" office:value="43.5714285714286" calcext:value-type="float">
            <text:p>43,5714285714286</text:p>
          </table:table-cell>
          <table:table-cell table:style-name="ce16" table:formula="of:=(1/[.$D$2])*(1+0.5+0.33+0.25)" office:value-type="float" office:value="49.5238095238095" calcext:value-type="float">
            <text:p>49,5238095238095</text:p>
          </table:table-cell>
          <table:table-cell table:style-name="ce16" table:formula="of:=(1/[.$D$2])*(1+0.5+0.33+0.25+0.2)" office:value-type="float" office:value="54.2857142857143" calcext:value-type="float">
            <text:p>54,2857142857143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Р.П.</text:p>
          </table:table-cell>
          <table:table-cell table:style-name="ce16" table:formula="of:=FACT([.$A$2]-1)/([.C2]*[.B8]+1)*0.00754" office:value-type="float" office:value="0.898510427010924" calcext:value-type="float">
            <text:p>0,898510427010924</text:p>
          </table:table-cell>
          <table:table-cell table:style-name="ce16" table:formula="of:=FACT([.$A$2]-1)/([.D2]*[.C8]+1)*0.01646" office:value-type="float" office:value="1.82214022140221" calcext:value-type="float">
            <text:p>1,82214022140221</text:p>
          </table:table-cell>
          <table:table-cell table:style-name="ce16" table:formula="of:=FACT([.$A$2]-1)/([.E2]*[.D8]+1)*0.02987" office:value-type="float" office:value="3.5844" calcext:value-type="float">
            <text:p>3,5844</text:p>
          </table:table-cell>
          <table:table-cell table:style-name="ce16" table:formula="of:=FACT([.$A$2]-1)/([.F2]*[.E8]+1)*0.044348" office:value-type="float" office:value="5.32176" calcext:value-type="float">
            <text:p>5,32176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О.З.</text:p>
          </table:table-cell>
          <table:table-cell table:style-name="ce16" table:formula="of:=(1/[.$D$2])*([.B8]+1)" office:value-type="float" office:value="47.6190476190476" calcext:value-type="float">
            <text:p>47,6190476190476</text:p>
          </table:table-cell>
          <table:table-cell table:style-name="ce16" table:formula="of:=(1/[.$D$2])*([.C8]+1)" office:value-type="float" office:value="71.4285714285714" calcext:value-type="float">
            <text:p>71,4285714285714</text:p>
          </table:table-cell>
          <table:table-cell table:style-name="ce16" table:formula="of:=(1/[.$D$2])*([.D8]+1)" office:value-type="float" office:value="95.2380952380952" calcext:value-type="float">
            <text:p>95,2380952380952</text:p>
          </table:table-cell>
          <table:table-cell table:style-name="ce16" table:formula="of:=(1/[.$D$2])*([.E8]+1)" office:value-type="float" office:value="119.047619047619" calcext:value-type="float">
            <text:p>119,047619047619</text:p>
          </table:table-cell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3T15:53:38.156000000</meta:creation-date>
    <dc:date>2022-12-11T03:50:08.269000000</dc:date>
    <meta:editing-cycles>7</meta:editing-cycles>
    <meta:editing-duration>PT17M24S</meta:editing-duration>
    <meta:document-statistic meta:table-count="2" meta:cell-count="724" meta:object-count="1"/>
    <meta:generator>LibreOffice/5.4.4.2$Windows_x86 LibreOffice_project/2524958677847fb3bb44820e40380acbe820f96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3" style:family="chart">
      <style:chart-properties chart:interpolation="cubic-splin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ed1c24" draw:fill-color="#ed1c2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add58a" draw:fill-color="#add58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5.969cm" svg:height="9.005cm" xlink:href=".." xlink:type="simple" chart:class="chart:line" chart:style-name="ch1">
        <chart:legend chart:legend-position="end" svg:x="13.911cm" svg:y="3.705cm" style:legend-expansion="high" chart:style-name="ch2"/>
        <chart:plot-area chart:style-name="ch3" table:cell-range-address="Лист2.A9:Лист2.E11" chart:data-source-has-labels="column" svg:x="0.478cm" svg:y="0.473cm" svg:width="13.027cm" svg:height="8.306cm">
          <chartooo:coordinate-region svg:x="1.099cm" svg:y="0.672cm" svg:width="12.126cm" svg:height="7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B9:Лист2.E9" chart:label-cell-address="Лист2.A9:Лист2.A9" chart:class="chart:line">
            <chart:data-point chart:repeated="4"/>
          </chart:series>
          <chart:series chart:style-name="ch8" chart:values-cell-range-address="Лист2.B10:Лист2.E10" chart:label-cell-address="Лист2.A10:Лист2.A10" chart:class="chart:line">
            <chart:data-point chart:repeated="4"/>
          </chart:series>
          <chart:series chart:style-name="ch9" chart:values-cell-range-address="Лист2.B11:Лист2.E11" chart:label-cell-address="Лист2.A11:Лист2.A1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О.П.</text:p>
                <draw:g>
                  <svg:desc>Лист2.A9:Лист2.A9</svg:desc>
                </draw:g>
              </table:table-cell>
              <table:table-cell office:value-type="float" office:value="35.7142857142857">
                <text:p>35.7142857142857</text:p>
                <draw:g>
                  <svg:desc>Лист2.B9:Лист2.E9</svg:desc>
                </draw:g>
              </table:table-cell>
              <table:table-cell office:value-type="float" office:value="43.5714285714286">
                <text:p>43.5714285714286</text:p>
              </table:table-cell>
              <table:table-cell office:value-type="float" office:value="49.5238095238095">
                <text:p>49.5238095238095</text:p>
              </table:table-cell>
              <table:table-cell office:value-type="float" office:value="54.2857142857143">
                <text:p>54.2857142857143</text:p>
              </table:table-cell>
            </table:table-row>
            <table:table-row>
              <table:table-cell office:value-type="string">
                <text:p>Р.П.</text:p>
                <draw:g>
                  <svg:desc>Лист2.A10:Лист2.A10</svg:desc>
                </draw:g>
              </table:table-cell>
              <table:table-cell office:value-type="float" office:value="0.898510427010924">
                <text:p>0.898510427010924</text:p>
                <draw:g>
                  <svg:desc>Лист2.B10:Лист2.E10</svg:desc>
                </draw:g>
              </table:table-cell>
              <table:table-cell office:value-type="float" office:value="1.82214022140221">
                <text:p>1.82214022140221</text:p>
              </table:table-cell>
              <table:table-cell office:value-type="float" office:value="3.5844">
                <text:p>3.5844</text:p>
              </table:table-cell>
              <table:table-cell office:value-type="float" office:value="5.32176">
                <text:p>5.32176</text:p>
              </table:table-cell>
            </table:table-row>
            <table:table-row>
              <table:table-cell office:value-type="string">
                <text:p>О.З.</text:p>
                <draw:g>
                  <svg:desc>Лист2.A11:Лист2.A11</svg:desc>
                </draw:g>
              </table:table-cell>
              <table:table-cell office:value-type="float" office:value="47.6190476190476">
                <text:p>47.6190476190476</text:p>
                <draw:g>
                  <svg:desc>Лист2.B11:Лист2.E11</svg:desc>
                </draw:g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119.047619047619">
                <text:p>119.047619047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